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50978" calcext:value-type="float">
            <text:p>0.5509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office:value-type="float" office:value="0.654373" calcext:value-type="float">
            <text:p>0.6543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office:value-type="float" office:value="0.662446" calcext:value-type="float">
            <text:p>0.662446</text:p>
          </table:table-cell>
          <table:table-cell office:value-type="float" office:value="0.542913" calcext:value-type="float">
            <text:p>0.542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office:value-type="float" office:value="0.664514" calcext:value-type="float">
            <text:p>0.664514</text:p>
          </table:table-cell>
          <table:table-cell office:value-type="float" office:value="0.576802" calcext:value-type="float">
            <text:p>0.5768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office:value-type="float" office:value="0.672733" calcext:value-type="float">
            <text:p>0.672733</text:p>
          </table:table-cell>
          <table:table-cell office:value-type="float" office:value="0.634681" calcext:value-type="float">
            <text:p>0.634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office:value-type="float" office:value="0.654719" calcext:value-type="float">
            <text:p>0.654719</text:p>
          </table:table-cell>
          <table:table-cell office:value-type="float" office:value="0.61133" calcext:value-type="float">
            <text:p>0.61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office:value-type="float" office:value="0.66072" calcext:value-type="float">
            <text:p>0.66072</text:p>
          </table:table-cell>
          <table:table-cell office:value-type="float" office:value="0.649484" calcext:value-type="float">
            <text:p>0.6494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office:value-type="float" office:value="0.672928" calcext:value-type="float">
            <text:p>0.672928</text:p>
          </table:table-cell>
          <table:table-cell office:value-type="float" office:value="0.632568" calcext:value-type="float">
            <text:p>0.6325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office:value-type="float" office:value="0.674321" calcext:value-type="float">
            <text:p>0.674321</text:p>
          </table:table-cell>
          <table:table-cell office:value-type="float" office:value="0.644519" calcext:value-type="float">
            <text:p>0.644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7044" calcext:value-type="float">
            <text:p>0.687044</text:p>
          </table:table-cell>
          <table:table-cell office:value-type="float" office:value="0.668811" calcext:value-type="float">
            <text:p>0.6688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office:value-type="float" office:value="0.661651" calcext:value-type="float">
            <text:p>0.661651</text:p>
          </table:table-cell>
          <table:table-cell office:value-type="float" office:value="0.672916" calcext:value-type="float">
            <text:p>0.672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office:value-type="float" office:value="0.66631" calcext:value-type="float">
            <text:p>0.66631</text:p>
          </table:table-cell>
          <table:table-cell office:value-type="float" office:value="0.666406" calcext:value-type="float">
            <text:p>0.666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office:value-type="float" office:value="0.691229" calcext:value-type="float">
            <text:p>0.691229</text:p>
          </table:table-cell>
          <table:table-cell office:value-type="float" office:value="0.682158" calcext:value-type="float">
            <text:p>0.682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office:value-type="float" office:value="0.663221" calcext:value-type="float">
            <text:p>0.663221</text:p>
          </table:table-cell>
          <table:table-cell office:value-type="float" office:value="0.673822" calcext:value-type="float">
            <text:p>0.673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690314" calcext:value-type="float">
            <text:p>0.690314</text:p>
          </table:table-cell>
          <table:table-cell office:value-type="float" office:value="0.680656" calcext:value-type="float">
            <text:p>0.680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office:value-type="float" office:value="0.675729" calcext:value-type="float">
            <text:p>0.675729</text:p>
          </table:table-cell>
          <table:table-cell office:value-type="float" office:value="0.674043" calcext:value-type="float">
            <text:p>0.674043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066679" calcext:value-type="float">
            <text:p>0.066679</text:p>
          </table:table-cell>
          <table:table-cell table:number-columns-repeated="997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office:value-type="float" office:value="0.67355" calcext:value-type="float">
            <text:p>0.67355</text:p>
          </table:table-cell>
          <table:table-cell office:value-type="float" office:value="0.688529" calcext:value-type="float">
            <text:p>0.688529</text:p>
          </table:table-cell>
          <table:table-cell office:value-type="float" office:value="0.490444" calcext:value-type="float">
            <text:p>0.490444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office:value-type="float" office:value="0.675125" calcext:value-type="float">
            <text:p>0.675125</text:p>
          </table:table-cell>
          <table:table-cell office:value-type="float" office:value="0.687642" calcext:value-type="float">
            <text:p>0.687642</text:p>
          </table:table-cell>
          <table:table-cell office:value-type="float" office:value="0.573589" calcext:value-type="float">
            <text:p>0.573589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office:value-type="float" office:value="0.681987" calcext:value-type="float">
            <text:p>0.681987</text:p>
          </table:table-cell>
          <table:table-cell office:value-type="float" office:value="0.684014" calcext:value-type="float">
            <text:p>0.684014</text:p>
          </table:table-cell>
          <table:table-cell office:value-type="float" office:value="0.604237" calcext:value-type="float">
            <text:p>0.604237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office:value-type="float" office:value="0.693999" calcext:value-type="float">
            <text:p>0.693999</text:p>
          </table:table-cell>
          <table:table-cell office:value-type="float" office:value="0.689981" calcext:value-type="float">
            <text:p>0.689981</text:p>
          </table:table-cell>
          <table:table-cell office:value-type="float" office:value="0.626545" calcext:value-type="float">
            <text:p>0.626545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office:value-type="float" office:value="0.671159" calcext:value-type="float">
            <text:p>0.671159</text:p>
          </table:table-cell>
          <table:table-cell office:value-type="float" office:value="0.69968" calcext:value-type="float">
            <text:p>0.69968</text:p>
          </table:table-cell>
          <table:table-cell office:value-type="float" office:value="0.636317" calcext:value-type="float">
            <text:p>0.636317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79722" calcext:value-type="float">
            <text:p>0.679722</text:p>
          </table:table-cell>
          <table:table-cell office:value-type="float" office:value="0.674092" calcext:value-type="float">
            <text:p>0.674092</text:p>
          </table:table-cell>
          <table:table-cell office:value-type="float" office:value="0.635387" calcext:value-type="float">
            <text:p>0.635387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685517" calcext:value-type="float">
            <text:p>0.685517</text:p>
          </table:table-cell>
          <table:table-cell office:value-type="float" office:value="0.69625" calcext:value-type="float">
            <text:p>0.69625</text:p>
          </table:table-cell>
          <table:table-cell office:value-type="float" office:value="0.621843" calcext:value-type="float">
            <text:p>0.621843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office:value-type="float" office:value="0.683145" calcext:value-type="float">
            <text:p>0.683145</text:p>
          </table:table-cell>
          <table:table-cell office:value-type="float" office:value="0.700898" calcext:value-type="float">
            <text:p>0.700898</text:p>
          </table:table-cell>
          <table:table-cell office:value-type="float" office:value="0.648344" calcext:value-type="float">
            <text:p>0.648344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office:value-type="float" office:value="0.683592" calcext:value-type="float">
            <text:p>0.683592</text:p>
          </table:table-cell>
          <table:table-cell office:value-type="float" office:value="0.688008" calcext:value-type="float">
            <text:p>0.688008</text:p>
          </table:table-cell>
          <table:table-cell office:value-type="float" office:value="0.646852" calcext:value-type="float">
            <text:p>0.646852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676169" calcext:value-type="float">
            <text:p>0.676169</text:p>
          </table:table-cell>
          <table:table-cell office:value-type="float" office:value="0.696995" calcext:value-type="float">
            <text:p>0.696995</text:p>
          </table:table-cell>
          <table:table-cell office:value-type="float" office:value="0.657019" calcext:value-type="float">
            <text:p>0.657019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office:value-type="float" office:value="0.665443" calcext:value-type="float">
            <text:p>0.665443</text:p>
          </table:table-cell>
          <table:table-cell office:value-type="float" office:value="0.688964" calcext:value-type="float">
            <text:p>0.688964</text:p>
          </table:table-cell>
          <table:table-cell office:value-type="float" office:value="0.661973" calcext:value-type="float">
            <text:p>0.661973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office:value-type="float" office:value="0.689651" calcext:value-type="float">
            <text:p>0.689651</text:p>
          </table:table-cell>
          <table:table-cell office:value-type="float" office:value="0.669092" calcext:value-type="float">
            <text:p>0.669092</text:p>
          </table:table-cell>
          <table:table-cell office:value-type="float" office:value="0.658677" calcext:value-type="float">
            <text:p>0.658677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office:value-type="float" office:value="0.686579" calcext:value-type="float">
            <text:p>0.686579</text:p>
          </table:table-cell>
          <table:table-cell office:value-type="float" office:value="0.687896" calcext:value-type="float">
            <text:p>0.687896</text:p>
          </table:table-cell>
          <table:table-cell office:value-type="float" office:value="0.641948" calcext:value-type="float">
            <text:p>0.641948</text:p>
          </table:table-cell>
          <table:table-cell table:number-columns-repeated="998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office:value-type="float" office:value="0.68052" calcext:value-type="float">
            <text:p>0.68052</text:p>
          </table:table-cell>
          <table:table-cell office:value-type="float" office:value="0.649469" calcext:value-type="float">
            <text:p>0.649469</text:p>
          </table:table-cell>
          <table:table-cell office:value-type="float" office:value="0.662226" calcext:value-type="float">
            <text:p>0.662226</text:p>
          </table:table-cell>
          <table:table-cell table:number-columns-repeated="998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office:value-type="float" office:value="0.671237" calcext:value-type="float">
            <text:p>0.671237</text:p>
          </table:table-cell>
          <table:table-cell office:value-type="float" office:value="0.680693" calcext:value-type="float">
            <text:p>0.680693</text:p>
          </table:table-cell>
          <table:table-cell office:value-type="float" office:value="0.667714" calcext:value-type="float">
            <text:p>0.667714</text:p>
          </table:table-cell>
          <table:table-cell table:number-columns-repeated="998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office:value-type="float" office:value="0.680703" calcext:value-type="float">
            <text:p>0.680703</text:p>
          </table:table-cell>
          <table:table-cell office:value-type="float" office:value="0.677884" calcext:value-type="float">
            <text:p>0.677884</text:p>
          </table:table-cell>
          <table:table-cell office:value-type="float" office:value="0.664652" calcext:value-type="float">
            <text:p>0.664652</text:p>
          </table:table-cell>
          <table:table-cell table:number-columns-repeated="998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 office:value-type="float" office:value="0.685897" calcext:value-type="float">
            <text:p>0.685897</text:p>
          </table:table-cell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office:value-type="float" office:value="0.677673" calcext:value-type="float">
            <text:p>0.677673</text:p>
          </table:table-cell>
          <table:table-cell office:value-type="float" office:value="0.70253" calcext:value-type="float">
            <text:p>0.70253</text:p>
          </table:table-cell>
          <table:table-cell office:value-type="float" office:value="0.6733" calcext:value-type="float">
            <text:p>0.6733</text:p>
          </table:table-cell>
          <table:table-cell table:number-columns-repeated="998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68054" calcext:value-type="float">
            <text:p>0.668054</text:p>
          </table:table-cell>
          <table:table-cell office:value-type="float" office:value="0.679607" calcext:value-type="float">
            <text:p>0.679607</text:p>
          </table:table-cell>
          <table:table-cell office:value-type="float" office:value="0.678163" calcext:value-type="float">
            <text:p>0.678163</text:p>
          </table:table-cell>
          <table:table-cell table:number-columns-repeated="998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 office:value-type="float" office:value="0.721082" calcext:value-type="float">
            <text:p>0.721082</text:p>
          </table:table-cell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office:value-type="float" office:value="0.677906" calcext:value-type="float">
            <text:p>0.677906</text:p>
          </table:table-cell>
          <table:table-cell office:value-type="float" office:value="0.707163" calcext:value-type="float">
            <text:p>0.707163</text:p>
          </table:table-cell>
          <table:table-cell office:value-type="float" office:value="0.67859" calcext:value-type="float">
            <text:p>0.67859</text:p>
          </table:table-cell>
          <table:table-cell table:number-columns-repeated="998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 office:value-type="float" office:value="0.729215" calcext:value-type="float">
            <text:p>0.729215</text:p>
          </table:table-cell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office:value-type="float" office:value="0.676315" calcext:value-type="float">
            <text:p>0.676315</text:p>
          </table:table-cell>
          <table:table-cell office:value-type="float" office:value="0.697423" calcext:value-type="float">
            <text:p>0.697423</text:p>
          </table:table-cell>
          <table:table-cell office:value-type="float" office:value="0.677356" calcext:value-type="float">
            <text:p>0.677356</text:p>
          </table:table-cell>
          <table:table-cell table:number-columns-repeated="998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26248" calcext:value-type="float">
            <text:p>0.726248</text:p>
          </table:table-cell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office:value-type="float" office:value="0.671436" calcext:value-type="float">
            <text:p>0.671436</text:p>
          </table:table-cell>
          <table:table-cell office:value-type="float" office:value="0.698947" calcext:value-type="float">
            <text:p>0.698947</text:p>
          </table:table-cell>
          <table:table-cell office:value-type="float" office:value="0.682279" calcext:value-type="float">
            <text:p>0.682279</text:p>
          </table:table-cell>
          <table:table-cell table:number-columns-repeated="998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 office:value-type="float" office:value="0.696422" calcext:value-type="float">
            <text:p>0.696422</text:p>
          </table:table-cell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office:value-type="float" office:value="0.685159" calcext:value-type="float">
            <text:p>0.685159</text:p>
          </table:table-cell>
          <table:table-cell office:value-type="float" office:value="0.690306" calcext:value-type="float">
            <text:p>0.690306</text:p>
          </table:table-cell>
          <table:table-cell office:value-type="float" office:value="0.675251" calcext:value-type="float">
            <text:p>0.675251</text:p>
          </table:table-cell>
          <table:table-cell table:number-columns-repeated="998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0.731618" calcext:value-type="float">
            <text:p>0.731618</text:p>
          </table:table-cell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office:value-type="float" office:value="0.643009" calcext:value-type="float">
            <text:p>0.643009</text:p>
          </table:table-cell>
          <table:table-cell office:value-type="float" office:value="0.70874" calcext:value-type="float">
            <text:p>0.70874</text:p>
          </table:table-cell>
          <table:table-cell office:value-type="float" office:value="0.649145" calcext:value-type="float">
            <text:p>0.649145</text:p>
          </table:table-cell>
          <table:table-cell table:number-columns-repeated="998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 office:value-type="float" office:value="0.719348" calcext:value-type="float">
            <text:p>0.719348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office:value-type="float" office:value="0.686787" calcext:value-type="float">
            <text:p>0.686787</text:p>
          </table:table-cell>
          <table:table-cell office:value-type="float" office:value="0.701775" calcext:value-type="float">
            <text:p>0.701775</text:p>
          </table:table-cell>
          <table:table-cell office:value-type="float" office:value="0.686274" calcext:value-type="float">
            <text:p>0.686274</text:p>
          </table:table-cell>
          <table:table-cell table:number-columns-repeated="998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4"/>
          <table:table-cell office:value-type="float" office:value="0.716911" calcext:value-type="float">
            <text:p>0.716911</text:p>
          </table:table-cell>
          <table:table-cell table:number-columns-repeated="5"/>
          <table:table-cell office:value-type="float" office:value="0.699666" calcext:value-type="float">
            <text:p>0.699666</text:p>
          </table:table-cell>
          <table:table-cell office:value-type="float" office:value="0.684186" calcext:value-type="float">
            <text:p>0.684186</text:p>
          </table:table-cell>
          <table:table-cell table:number-columns-repeated="998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4"/>
          <table:table-cell office:value-type="float" office:value="0.719695" calcext:value-type="float">
            <text:p>0.719695</text:p>
          </table:table-cell>
          <table:table-cell table:number-columns-repeated="5"/>
          <table:table-cell office:value-type="float" office:value="0.703534" calcext:value-type="float">
            <text:p>0.703534</text:p>
          </table:table-cell>
          <table:table-cell office:value-type="float" office:value="0.687982" calcext:value-type="float">
            <text:p>0.687982</text:p>
          </table:table-cell>
          <table:table-cell table:number-columns-repeated="998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4"/>
          <table:table-cell office:value-type="float" office:value="0.718219" calcext:value-type="float">
            <text:p>0.718219</text:p>
          </table:table-cell>
          <table:table-cell table:number-columns-repeated="5"/>
          <table:table-cell office:value-type="float" office:value="0.689354" calcext:value-type="float">
            <text:p>0.689354</text:p>
          </table:table-cell>
          <table:table-cell office:value-type="float" office:value="0.685941" calcext:value-type="float">
            <text:p>0.685941</text:p>
          </table:table-cell>
          <table:table-cell table:number-columns-repeated="998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4"/>
          <table:table-cell office:value-type="float" office:value="0.723814" calcext:value-type="float">
            <text:p>0.723814</text:p>
          </table:table-cell>
          <table:table-cell table:number-columns-repeated="5"/>
          <table:table-cell office:value-type="float" office:value="0.705879" calcext:value-type="float">
            <text:p>0.705879</text:p>
          </table:table-cell>
          <table:table-cell office:value-type="float" office:value="0.685834" calcext:value-type="float">
            <text:p>0.685834</text:p>
          </table:table-cell>
          <table:table-cell table:number-columns-repeated="998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4"/>
          <table:table-cell office:value-type="float" office:value="0.736318" calcext:value-type="float">
            <text:p>0.736318</text:p>
          </table:table-cell>
          <table:table-cell table:number-columns-repeated="5"/>
          <table:table-cell office:value-type="float" office:value="0.712852" calcext:value-type="float">
            <text:p>0.712852</text:p>
          </table:table-cell>
          <table:table-cell office:value-type="float" office:value="0.685008" calcext:value-type="float">
            <text:p>0.685008</text:p>
          </table:table-cell>
          <table:table-cell table:number-columns-repeated="998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4"/>
          <table:table-cell office:value-type="float" office:value="0.673564" calcext:value-type="float">
            <text:p>0.673564</text:p>
          </table:table-cell>
          <table:table-cell table:number-columns-repeated="5"/>
          <table:table-cell office:value-type="float" office:value="0.681814" calcext:value-type="float">
            <text:p>0.681814</text:p>
          </table:table-cell>
          <table:table-cell office:value-type="float" office:value="0.691217" calcext:value-type="float">
            <text:p>0.691217</text:p>
          </table:table-cell>
          <table:table-cell table:number-columns-repeated="998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4"/>
          <table:table-cell office:value-type="float" office:value="0.729124" calcext:value-type="float">
            <text:p>0.729124</text:p>
          </table:table-cell>
          <table:table-cell table:number-columns-repeated="5"/>
          <table:table-cell office:value-type="float" office:value="0.694121" calcext:value-type="float">
            <text:p>0.694121</text:p>
          </table:table-cell>
          <table:table-cell office:value-type="float" office:value="0.683584" calcext:value-type="float">
            <text:p>0.683584</text:p>
          </table:table-cell>
          <table:table-cell table:number-columns-repeated="998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4"/>
          <table:table-cell office:value-type="float" office:value="0.716578" calcext:value-type="float">
            <text:p>0.716578</text:p>
          </table:table-cell>
          <table:table-cell table:number-columns-repeated="5"/>
          <table:table-cell office:value-type="float" office:value="0.709559" calcext:value-type="float">
            <text:p>0.709559</text:p>
          </table:table-cell>
          <table:table-cell office:value-type="float" office:value="0.004152" calcext:value-type="float">
            <text:p>0.004152</text:p>
          </table:table-cell>
          <table:table-cell table:number-columns-repeated="998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4"/>
          <table:table-cell office:value-type="float" office:value="0.726607" calcext:value-type="float">
            <text:p>0.726607</text:p>
          </table:table-cell>
          <table:table-cell table:number-columns-repeated="5"/>
          <table:table-cell office:value-type="float" office:value="0.706842" calcext:value-type="float">
            <text:p>0.706842</text:p>
          </table:table-cell>
          <table:table-cell office:value-type="float" office:value="0.004152" calcext:value-type="float">
            <text:p>0.004152</text:p>
          </table:table-cell>
          <table:table-cell table:number-columns-repeated="998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4"/>
          <table:table-cell office:value-type="float" office:value="0.727801" calcext:value-type="float">
            <text:p>0.727801</text:p>
          </table:table-cell>
          <table:table-cell table:number-columns-repeated="5"/>
          <table:table-cell office:value-type="float" office:value="0.709755" calcext:value-type="float">
            <text:p>0.709755</text:p>
          </table:table-cell>
          <table:table-cell office:value-type="float" office:value="0.004152" calcext:value-type="float">
            <text:p>0.004152</text:p>
          </table:table-cell>
          <table:table-cell table:number-columns-repeated="998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4"/>
          <table:table-cell office:value-type="float" office:value="0.720058" calcext:value-type="float">
            <text:p>0.720058</text:p>
          </table:table-cell>
          <table:table-cell table:number-columns-repeated="1005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4"/>
          <table:table-cell office:value-type="float" office:value="0.720722" calcext:value-type="float">
            <text:p>0.720722</text:p>
          </table:table-cell>
          <table:table-cell table:number-columns-repeated="1005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4"/>
          <table:table-cell office:value-type="float" office:value="0.725368" calcext:value-type="float">
            <text:p>0.725368</text:p>
          </table:table-cell>
          <table:table-cell table:number-columns-repeated="1005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4"/>
          <table:table-cell office:value-type="float" office:value="0.703605" calcext:value-type="float">
            <text:p>0.703605</text:p>
          </table:table-cell>
          <table:table-cell table:number-columns-repeated="1005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4"/>
          <table:table-cell office:value-type="float" office:value="0.726521" calcext:value-type="float">
            <text:p>0.726521</text:p>
          </table:table-cell>
          <table:table-cell table:number-columns-repeated="1005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4"/>
          <table:table-cell office:value-type="float" office:value="0.718677" calcext:value-type="float">
            <text:p>0.718677</text:p>
          </table:table-cell>
          <table:table-cell table:number-columns-repeated="1005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4"/>
          <table:table-cell office:value-type="float" office:value="0.735526" calcext:value-type="float">
            <text:p>0.735526</text:p>
          </table:table-cell>
          <table:table-cell table:number-columns-repeated="1005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4"/>
          <table:table-cell office:value-type="float" office:value="0.735811" calcext:value-type="float">
            <text:p>0.735811</text:p>
          </table:table-cell>
          <table:table-cell table:number-columns-repeated="1005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4"/>
          <table:table-cell office:value-type="float" office:value="0.725238" calcext:value-type="float">
            <text:p>0.725238</text:p>
          </table:table-cell>
          <table:table-cell table:number-columns-repeated="1005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4"/>
          <table:table-cell office:value-type="float" office:value="0.72258" calcext:value-type="float">
            <text:p>0.72258</text:p>
          </table:table-cell>
          <table:table-cell table:number-columns-repeated="1005"/>
        </table:table-row>
      </table:table>
      <table:table table:name="f-AUC" table:style-name="ta1">
        <table:shapes>
          <draw:frame draw:z-index="0" draw:style-name="gr1" draw:text-style-name="P1" svg:width="8.5323in" svg:height="4.7992in" svg:x="24.3752in" svg:y="2.172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4.0953in" svg:y="8.9508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52 'f-AUC'.R2:'f-AUC'.R2 'f-AUC'.R3:'f-AUC'.R52 'f-AUC'.S2:'f-AUC'.S2 'f-AUC'.S3:'f-AUC'.S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8.3173in" svg:height="4.6783in" svg:x="2.9228in" svg:y="21.8614in">
            <draw:object draw:notify-on-update-of-ranges="'f-AUC'.A3:'f-AUC'.A52 'f-AUC'.C2:'f-AUC'.C2 'f-AUC'.C3:'f-AUC'.C52 'f-AUC'.Y2:'f-AUC'.Y2 'f-AUC'.Y3:'f-AUC'.Y52 'f-AUC'.Z2:'f-AUC'.Z2 'f-AUC'.Z3:'f-AUC'.Z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table:number-columns-repeated="997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office:value-type="float" office:value="0.717028" calcext:value-type="float">
            <text:p>0.717028</text:p>
          </table:table-cell>
          <table:table-cell office:value-type="float" office:value="0.652621" calcext:value-type="float">
            <text:p>0.652621</text:p>
          </table:table-cell>
          <table:table-cell office:value-type="float" office:value="0.586395" calcext:value-type="float">
            <text:p>0.586395</text:p>
          </table:table-cell>
          <table:table-cell office:value-type="float" office:value="0.559415" calcext:value-type="float">
            <text:p>0.559415</text:p>
          </table:table-cell>
          <table:table-cell table:number-columns-repeated="997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office:value-type="float" office:value="0.733119" calcext:value-type="float">
            <text:p>0.733119</text:p>
          </table:table-cell>
          <table:table-cell office:value-type="float" office:value="0.661618" calcext:value-type="float">
            <text:p>0.661618</text:p>
          </table:table-cell>
          <table:table-cell office:value-type="float" office:value="0.611838" calcext:value-type="float">
            <text:p>0.611838</text:p>
          </table:table-cell>
          <table:table-cell office:value-type="float" office:value="0.594264" calcext:value-type="float">
            <text:p>0.594264</text:p>
          </table:table-cell>
          <table:table-cell table:number-columns-repeated="997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office:value-type="float" office:value="0.749409" calcext:value-type="float">
            <text:p>0.749409</text:p>
          </table:table-cell>
          <table:table-cell office:value-type="float" office:value="0.682806" calcext:value-type="float">
            <text:p>0.682806</text:p>
          </table:table-cell>
          <table:table-cell office:value-type="float" office:value="0.624649" calcext:value-type="float">
            <text:p>0.624649</text:p>
          </table:table-cell>
          <table:table-cell office:value-type="float" office:value="0.618513" calcext:value-type="float">
            <text:p>0.618513</text:p>
          </table:table-cell>
          <table:table-cell table:number-columns-repeated="997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office:value-type="float" office:value="0.754206" calcext:value-type="float">
            <text:p>0.754206</text:p>
          </table:table-cell>
          <table:table-cell office:value-type="float" office:value="0.707481" calcext:value-type="float">
            <text:p>0.707481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638116" calcext:value-type="float">
            <text:p>0.638116</text:p>
          </table:table-cell>
          <table:table-cell table:number-columns-repeated="997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0.708444" calcext:value-type="float">
            <text:p>0.708444</text:p>
          </table:table-cell>
          <table:table-cell office:value-type="float" office:value="0.637898" calcext:value-type="float">
            <text:p>0.637898</text:p>
          </table:table-cell>
          <table:table-cell office:value-type="float" office:value="0.652654" calcext:value-type="float">
            <text:p>0.652654</text:p>
          </table:table-cell>
          <table:table-cell table:number-columns-repeated="997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67605" calcext:value-type="float">
            <text:p>0.767605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644091" calcext:value-type="float">
            <text:p>0.644091</text:p>
          </table:table-cell>
          <table:table-cell office:value-type="float" office:value="0.661352" calcext:value-type="float">
            <text:p>0.661352</text:p>
          </table:table-cell>
          <table:table-cell table:number-columns-repeated="997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0.769881" calcext:value-type="float">
            <text:p>0.769881</text:p>
          </table:table-cell>
          <table:table-cell office:value-type="float" office:value="0.716175" calcext:value-type="float">
            <text:p>0.716175</text:p>
          </table:table-cell>
          <table:table-cell office:value-type="float" office:value="0.644584" calcext:value-type="float">
            <text:p>0.644584</text:p>
          </table:table-cell>
          <table:table-cell office:value-type="float" office:value="0.666009" calcext:value-type="float">
            <text:p>0.666009</text:p>
          </table:table-cell>
          <table:table-cell table:number-columns-repeated="997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office:value-type="float" office:value="0.775198" calcext:value-type="float">
            <text:p>0.775198</text:p>
          </table:table-cell>
          <table:table-cell office:value-type="float" office:value="0.745185" calcext:value-type="float">
            <text:p>0.745185</text:p>
          </table:table-cell>
          <table:table-cell office:value-type="float" office:value="0.649002" calcext:value-type="float">
            <text:p>0.649002</text:p>
          </table:table-cell>
          <table:table-cell office:value-type="float" office:value="0.669408" calcext:value-type="float">
            <text:p>0.669408</text:p>
          </table:table-cell>
          <table:table-cell table:number-columns-repeated="997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71759" calcext:value-type="float">
            <text:p>0.771759</text:p>
          </table:table-cell>
          <table:table-cell office:value-type="float" office:value="0.744637" calcext:value-type="float">
            <text:p>0.744637</text:p>
          </table:table-cell>
          <table:table-cell office:value-type="float" office:value="0.651586" calcext:value-type="float">
            <text:p>0.651586</text:p>
          </table:table-cell>
          <table:table-cell office:value-type="float" office:value="0.677314" calcext:value-type="float">
            <text:p>0.677314</text:p>
          </table:table-cell>
          <table:table-cell table:number-columns-repeated="997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771915" calcext:value-type="float">
            <text:p>0.771915</text:p>
          </table:table-cell>
          <table:table-cell office:value-type="float" office:value="0.743388" calcext:value-type="float">
            <text:p>0.743388</text:p>
          </table:table-cell>
          <table:table-cell office:value-type="float" office:value="0.653131" calcext:value-type="float">
            <text:p>0.653131</text:p>
          </table:table-cell>
          <table:table-cell office:value-type="float" office:value="0.680002" calcext:value-type="float">
            <text:p>0.680002</text:p>
          </table:table-cell>
          <table:table-cell table:number-columns-repeated="997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office:value-type="float" office:value="0.779944" calcext:value-type="float">
            <text:p>0.779944</text:p>
          </table:table-cell>
          <table:table-cell office:value-type="float" office:value="0.742166" calcext:value-type="float">
            <text:p>0.742166</text:p>
          </table:table-cell>
          <table:table-cell office:value-type="float" office:value="0.656326" calcext:value-type="float">
            <text:p>0.656326</text:p>
          </table:table-cell>
          <table:table-cell office:value-type="float" office:value="0.680731" calcext:value-type="float">
            <text:p>0.680731</text:p>
          </table:table-cell>
          <table:table-cell table:number-columns-repeated="997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office:value-type="float" office:value="0.773716" calcext:value-type="float">
            <text:p>0.773716</text:p>
          </table:table-cell>
          <table:table-cell office:value-type="float" office:value="0.740447" calcext:value-type="float">
            <text:p>0.740447</text:p>
          </table:table-cell>
          <table:table-cell office:value-type="float" office:value="0.65842" calcext:value-type="float">
            <text:p>0.65842</text:p>
          </table:table-cell>
          <table:table-cell office:value-type="float" office:value="0.682855" calcext:value-type="float">
            <text:p>0.682855</text:p>
          </table:table-cell>
          <table:table-cell table:number-columns-repeated="997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office:value-type="float" office:value="0.78039" calcext:value-type="float">
            <text:p>0.78039</text:p>
          </table:table-cell>
          <table:table-cell office:value-type="float" office:value="0.753421" calcext:value-type="float">
            <text:p>0.753421</text:p>
          </table:table-cell>
          <table:table-cell office:value-type="float" office:value="0.661783" calcext:value-type="float">
            <text:p>0.661783</text:p>
          </table:table-cell>
          <table:table-cell office:value-type="float" office:value="0.685883" calcext:value-type="float">
            <text:p>0.685883</text:p>
          </table:table-cell>
          <table:table-cell table:number-columns-repeated="997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office:value-type="float" office:value="0.777555" calcext:value-type="float">
            <text:p>0.777555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665682" calcext:value-type="float">
            <text:p>0.665682</text:p>
          </table:table-cell>
          <table:table-cell office:value-type="float" office:value="0.68698" calcext:value-type="float">
            <text:p>0.68698</text:p>
          </table:table-cell>
          <table:table-cell table:number-columns-repeated="997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office:value-type="float" office:value="0.772904" calcext:value-type="float">
            <text:p>0.772904</text:p>
          </table:table-cell>
          <table:table-cell office:value-type="float" office:value="0.760876" calcext:value-type="float">
            <text:p>0.760876</text:p>
          </table:table-cell>
          <table:table-cell office:value-type="float" office:value="0.669827" calcext:value-type="float">
            <text:p>0.669827</text:p>
          </table:table-cell>
          <table:table-cell office:value-type="float" office:value="0.689225" calcext:value-type="float">
            <text:p>0.689225</text:p>
          </table:table-cell>
          <table:table-cell table:number-columns-repeated="997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780062" calcext:value-type="float">
            <text:p>0.780062</text:p>
          </table:table-cell>
          <table:table-cell office:value-type="float" office:value="0.764543" calcext:value-type="float">
            <text:p>0.764543</text:p>
          </table:table-cell>
          <table:table-cell office:value-type="float" office:value="0.678201" calcext:value-type="float">
            <text:p>0.678201</text:p>
          </table:table-cell>
          <table:table-cell office:value-type="float" office:value="0.693194" calcext:value-type="float">
            <text:p>0.693194</text:p>
          </table:table-cell>
          <table:table-cell table:number-columns-repeated="997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office:value-type="float" office:value="0.764834" calcext:value-type="float">
            <text:p>0.764834</text:p>
          </table:table-cell>
          <table:table-cell office:value-type="float" office:value="0.769535" calcext:value-type="float">
            <text:p>0.769535</text:p>
          </table:table-cell>
          <table:table-cell office:value-type="float" office:value="0.686267" calcext:value-type="float">
            <text:p>0.686267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office:value-type="float" office:value="0.775991" calcext:value-type="float">
            <text:p>0.775991</text:p>
          </table:table-cell>
          <table:table-cell office:value-type="float" office:value="0.769519" calcext:value-type="float">
            <text:p>0.769519</text:p>
          </table:table-cell>
          <table:table-cell office:value-type="float" office:value="0.694095" calcext:value-type="float">
            <text:p>0.694095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office:value-type="float" office:value="0.773861" calcext:value-type="float">
            <text:p>0.773861</text:p>
          </table:table-cell>
          <table:table-cell office:value-type="float" office:value="0.773657" calcext:value-type="float">
            <text:p>0.773657</text:p>
          </table:table-cell>
          <table:table-cell office:value-type="float" office:value="0.693761" calcext:value-type="float">
            <text:p>0.693761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office:value-type="float" office:value="0.774493" calcext:value-type="float">
            <text:p>0.774493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695972" calcext:value-type="float">
            <text:p>0.695972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8064" calcext:value-type="float">
            <text:p>0.778064</text:p>
          </table:table-cell>
          <table:table-cell office:value-type="float" office:value="0.701002" calcext:value-type="float">
            <text:p>0.701002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office:value-type="float" office:value="0.771246" calcext:value-type="float">
            <text:p>0.771246</text:p>
          </table:table-cell>
          <table:table-cell office:value-type="float" office:value="0.784058" calcext:value-type="float">
            <text:p>0.784058</text:p>
          </table:table-cell>
          <table:table-cell office:value-type="float" office:value="0.695548" calcext:value-type="float">
            <text:p>0.695548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776135" calcext:value-type="float">
            <text:p>0.776135</text:p>
          </table:table-cell>
          <table:table-cell office:value-type="float" office:value="0.780511" calcext:value-type="float">
            <text:p>0.780511</text:p>
          </table:table-cell>
          <table:table-cell office:value-type="float" office:value="0.729297" calcext:value-type="float">
            <text:p>0.729297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770093" calcext:value-type="float">
            <text:p>0.770093</text:p>
          </table:table-cell>
          <table:table-cell office:value-type="float" office:value="0.783345" calcext:value-type="float">
            <text:p>0.783345</text:p>
          </table:table-cell>
          <table:table-cell office:value-type="float" office:value="0.727399" calcext:value-type="float">
            <text:p>0.727399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60359" calcext:value-type="float">
            <text:p>0.760359</text:p>
          </table:table-cell>
          <table:table-cell office:value-type="float" office:value="0.782773" calcext:value-type="float">
            <text:p>0.782773</text:p>
          </table:table-cell>
          <table:table-cell office:value-type="float" office:value="0.70377" calcext:value-type="float">
            <text:p>0.70377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office:value-type="float" office:value="0.764718" calcext:value-type="float">
            <text:p>0.764718</text:p>
          </table:table-cell>
          <table:table-cell office:value-type="float" office:value="0.785112" calcext:value-type="float">
            <text:p>0.785112</text:p>
          </table:table-cell>
          <table:table-cell office:value-type="float" office:value="0.714914" calcext:value-type="float">
            <text:p>0.714914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761238" calcext:value-type="float">
            <text:p>0.761238</text:p>
          </table:table-cell>
          <table:table-cell office:value-type="float" office:value="0.784446" calcext:value-type="float">
            <text:p>0.784446</text:p>
          </table:table-cell>
          <table:table-cell office:value-type="float" office:value="0.718049" calcext:value-type="float">
            <text:p>0.718049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office:value-type="float" office:value="0.770209" calcext:value-type="float">
            <text:p>0.770209</text:p>
          </table:table-cell>
          <table:table-cell office:value-type="float" office:value="0.783171" calcext:value-type="float">
            <text:p>0.783171</text:p>
          </table:table-cell>
          <table:table-cell office:value-type="float" office:value="0.732614" calcext:value-type="float">
            <text:p>0.732614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office:value-type="float" office:value="0.765944" calcext:value-type="float">
            <text:p>0.765944</text:p>
          </table:table-cell>
          <table:table-cell office:value-type="float" office:value="0.78529" calcext:value-type="float">
            <text:p>0.78529</text:p>
          </table:table-cell>
          <table:table-cell office:value-type="float" office:value="0.712156" calcext:value-type="float">
            <text:p>0.712156</text:p>
          </table:table-cell>
          <table:table-cell table:number-columns-repeated="998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office:value-type="float" office:value="0.755728" calcext:value-type="float">
            <text:p>0.755728</text:p>
          </table:table-cell>
          <table:table-cell office:value-type="float" office:value="0.787088" calcext:value-type="float">
            <text:p>0.787088</text:p>
          </table:table-cell>
          <table:table-cell office:value-type="float" office:value="0.722481" calcext:value-type="float">
            <text:p>0.722481</text:p>
          </table:table-cell>
          <table:table-cell table:number-columns-repeated="998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791331" calcext:value-type="float">
            <text:p>0.791331</text:p>
          </table:table-cell>
          <table:table-cell office:value-type="float" office:value="0.736144" calcext:value-type="float">
            <text:p>0.736144</text:p>
          </table:table-cell>
          <table:table-cell table:number-columns-repeated="998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office:value-type="float" office:value="0.760026" calcext:value-type="float">
            <text:p>0.760026</text:p>
          </table:table-cell>
          <table:table-cell office:value-type="float" office:value="0.790097" calcext:value-type="float">
            <text:p>0.790097</text:p>
          </table:table-cell>
          <table:table-cell office:value-type="float" office:value="0.728371" calcext:value-type="float">
            <text:p>0.728371</text:p>
          </table:table-cell>
          <table:table-cell table:number-columns-repeated="998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 office:value-type="float" office:value="0.811284" calcext:value-type="float">
            <text:p>0.811284</text:p>
          </table:table-cell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office:value-type="float" office:value="0.761329" calcext:value-type="float">
            <text:p>0.761329</text:p>
          </table:table-cell>
          <table:table-cell office:value-type="float" office:value="0.794739" calcext:value-type="float">
            <text:p>0.794739</text:p>
          </table:table-cell>
          <table:table-cell office:value-type="float" office:value="0.734706" calcext:value-type="float">
            <text:p>0.734706</text:p>
          </table:table-cell>
          <table:table-cell table:number-columns-repeated="998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 office:value-type="float" office:value="0.815845" calcext:value-type="float">
            <text:p>0.81584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41574" calcext:value-type="float">
            <text:p>0.741574</text:p>
          </table:table-cell>
          <table:table-cell table:number-columns-repeated="998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 office:value-type="float" office:value="0.806909" calcext:value-type="float">
            <text:p>0.806909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office:value-type="float" office:value="0.75552" calcext:value-type="float">
            <text:p>0.75552</text:p>
          </table:table-cell>
          <table:table-cell office:value-type="float" office:value="0.789974" calcext:value-type="float">
            <text:p>0.789974</text:p>
          </table:table-cell>
          <table:table-cell office:value-type="float" office:value="0.743493" calcext:value-type="float">
            <text:p>0.743493</text:p>
          </table:table-cell>
          <table:table-cell table:number-columns-repeated="998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office:value-type="float" office:value="0.754486" calcext:value-type="float">
            <text:p>0.754486</text:p>
          </table:table-cell>
          <table:table-cell office:value-type="float" office:value="0.794958" calcext:value-type="float">
            <text:p>0.794958</text:p>
          </table:table-cell>
          <table:table-cell office:value-type="float" office:value="0.745099" calcext:value-type="float">
            <text:p>0.745099</text:p>
          </table:table-cell>
          <table:table-cell table:number-columns-repeated="998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office:value-type="float" office:value="0.753719" calcext:value-type="float">
            <text:p>0.753719</text:p>
          </table:table-cell>
          <table:table-cell office:value-type="float" office:value="0.798803" calcext:value-type="float">
            <text:p>0.798803</text:p>
          </table:table-cell>
          <table:table-cell office:value-type="float" office:value="0.754515" calcext:value-type="float">
            <text:p>0.754515</text:p>
          </table:table-cell>
          <table:table-cell table:number-columns-repeated="998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80952" calcext:value-type="float">
            <text:p>0.80952</text:p>
          </table:table-cell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office:value-type="float" office:value="0.761215" calcext:value-type="float">
            <text:p>0.761215</text:p>
          </table:table-cell>
          <table:table-cell office:value-type="float" office:value="0.783955" calcext:value-type="float">
            <text:p>0.783955</text:p>
          </table:table-cell>
          <table:table-cell office:value-type="float" office:value="0.759247" calcext:value-type="float">
            <text:p>0.759247</text:p>
          </table:table-cell>
          <table:table-cell table:number-columns-repeated="998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 office:value-type="float" office:value="0.812816" calcext:value-type="float">
            <text:p>0.812816</text:p>
          </table:table-cell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office:value-type="float" office:value="0.746486" calcext:value-type="float">
            <text:p>0.746486</text:p>
          </table:table-cell>
          <table:table-cell office:value-type="float" office:value="0.796435" calcext:value-type="float">
            <text:p>0.796435</text:p>
          </table:table-cell>
          <table:table-cell office:value-type="float" office:value="0.74723" calcext:value-type="float">
            <text:p>0.74723</text:p>
          </table:table-cell>
          <table:table-cell table:number-columns-repeated="998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 office:value-type="float" office:value="0.801554" calcext:value-type="float">
            <text:p>0.801554</text:p>
          </table:table-cell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office:value-type="float" office:value="0.756197" calcext:value-type="float">
            <text:p>0.756197</text:p>
          </table:table-cell>
          <table:table-cell office:value-type="float" office:value="0.792368" calcext:value-type="float">
            <text:p>0.792368</text:p>
          </table:table-cell>
          <table:table-cell office:value-type="float" office:value="0.762467" calcext:value-type="float">
            <text:p>0.762467</text:p>
          </table:table-cell>
          <table:table-cell table:number-columns-repeated="998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4"/>
          <table:table-cell office:value-type="float" office:value="0.814596" calcext:value-type="float">
            <text:p>0.814596</text:p>
          </table:table-cell>
          <table:table-cell table:number-columns-repeated="5"/>
          <table:table-cell office:value-type="float" office:value="0.796154" calcext:value-type="float">
            <text:p>0.796154</text:p>
          </table:table-cell>
          <table:table-cell office:value-type="float" office:value="0.757261" calcext:value-type="float">
            <text:p>0.757261</text:p>
          </table:table-cell>
          <table:table-cell table:number-columns-repeated="998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4"/>
          <table:table-cell office:value-type="float" office:value="0.811288" calcext:value-type="float">
            <text:p>0.811288</text:p>
          </table:table-cell>
          <table:table-cell table:number-columns-repeated="5"/>
          <table:table-cell office:value-type="float" office:value="0.796403" calcext:value-type="float">
            <text:p>0.796403</text:p>
          </table:table-cell>
          <table:table-cell office:value-type="float" office:value="0.766111" calcext:value-type="float">
            <text:p>0.766111</text:p>
          </table:table-cell>
          <table:table-cell table:number-columns-repeated="998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4"/>
          <table:table-cell office:value-type="float" office:value="0.815086" calcext:value-type="float">
            <text:p>0.815086</text:p>
          </table:table-cell>
          <table:table-cell table:number-columns-repeated="5"/>
          <table:table-cell office:value-type="float" office:value="0.79776" calcext:value-type="float">
            <text:p>0.79776</text:p>
          </table:table-cell>
          <table:table-cell office:value-type="float" office:value="0.764758" calcext:value-type="float">
            <text:p>0.764758</text:p>
          </table:table-cell>
          <table:table-cell table:number-columns-repeated="998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4"/>
          <table:table-cell office:value-type="float" office:value="0.815348" calcext:value-type="float">
            <text:p>0.815348</text:p>
          </table:table-cell>
          <table:table-cell table:number-columns-repeated="5"/>
          <table:table-cell office:value-type="float" office:value="0.796652" calcext:value-type="float">
            <text:p>0.796652</text:p>
          </table:table-cell>
          <table:table-cell office:value-type="float" office:value="0.768344" calcext:value-type="float">
            <text:p>0.768344</text:p>
          </table:table-cell>
          <table:table-cell table:number-columns-repeated="998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4"/>
          <table:table-cell office:value-type="float" office:value="0.820506" calcext:value-type="float">
            <text:p>0.820506</text:p>
          </table:table-cell>
          <table:table-cell table:number-columns-repeated="5"/>
          <table:table-cell office:value-type="float" office:value="0.799159" calcext:value-type="float">
            <text:p>0.799159</text:p>
          </table:table-cell>
          <table:table-cell office:value-type="float" office:value="0.760767" calcext:value-type="float">
            <text:p>0.760767</text:p>
          </table:table-cell>
          <table:table-cell table:number-columns-repeated="998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4"/>
          <table:table-cell office:value-type="float" office:value="0.819647" calcext:value-type="float">
            <text:p>0.819647</text:p>
          </table:table-cell>
          <table:table-cell table:number-columns-repeated="5"/>
          <table:table-cell office:value-type="float" office:value="0.798836" calcext:value-type="float">
            <text:p>0.798836</text:p>
          </table:table-cell>
          <table:table-cell office:value-type="float" office:value="0.772749" calcext:value-type="float">
            <text:p>0.772749</text:p>
          </table:table-cell>
          <table:table-cell table:number-columns-repeated="998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4"/>
          <table:table-cell office:value-type="float" office:value="0.818996" calcext:value-type="float">
            <text:p>0.818996</text:p>
          </table:table-cell>
          <table:table-cell table:number-columns-repeated="5"/>
          <table:table-cell office:value-type="float" office:value="0.785168" calcext:value-type="float">
            <text:p>0.785168</text:p>
          </table:table-cell>
          <table:table-cell office:value-type="float" office:value="0.777359" calcext:value-type="float">
            <text:p>0.777359</text:p>
          </table:table-cell>
          <table:table-cell table:number-columns-repeated="998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4"/>
          <table:table-cell office:value-type="float" office:value="0.815327" calcext:value-type="float">
            <text:p>0.815327</text:p>
          </table:table-cell>
          <table:table-cell table:number-columns-repeated="5"/>
          <table:table-cell office:value-type="float" office:value="0.794908" calcext:value-type="float">
            <text:p>0.794908</text:p>
          </table:table-cell>
          <table:table-cell office:value-type="float" office:value="0.524126" calcext:value-type="float">
            <text:p>0.524126</text:p>
          </table:table-cell>
          <table:table-cell table:number-columns-repeated="998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4"/>
          <table:table-cell office:value-type="float" office:value="0.817474" calcext:value-type="float">
            <text:p>0.817474</text:p>
          </table:table-cell>
          <table:table-cell table:number-columns-repeated="5"/>
          <table:table-cell office:value-type="float" office:value="0.796809" calcext:value-type="float">
            <text:p>0.796809</text:p>
          </table:table-cell>
          <table:table-cell office:value-type="float" office:value="0.524126" calcext:value-type="float">
            <text:p>0.524126</text:p>
          </table:table-cell>
          <table:table-cell table:number-columns-repeated="998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4"/>
          <table:table-cell office:value-type="float" office:value="0.817837" calcext:value-type="float">
            <text:p>0.817837</text:p>
          </table:table-cell>
          <table:table-cell table:number-columns-repeated="5"/>
          <table:table-cell office:value-type="float" office:value="0.795705" calcext:value-type="float">
            <text:p>0.795705</text:p>
          </table:table-cell>
          <table:table-cell office:value-type="float" office:value="0.524126" calcext:value-type="float">
            <text:p>0.524126</text:p>
          </table:table-cell>
          <table:table-cell table:number-columns-repeated="998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4"/>
          <table:table-cell office:value-type="float" office:value="0.814011" calcext:value-type="float">
            <text:p>0.814011</text:p>
          </table:table-cell>
          <table:table-cell table:number-columns-repeated="1005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office:value-type="float" office:value="0.812607" calcext:value-type="float">
            <text:p>0.812607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4"/>
          <table:table-cell office:value-type="float" office:value="0.81155" calcext:value-type="float">
            <text:p>0.81155</text:p>
          </table:table-cell>
          <table:table-cell table:number-columns-repeated="1005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4"/>
          <table:table-cell office:value-type="float" office:value="0.815847" calcext:value-type="float">
            <text:p>0.815847</text:p>
          </table:table-cell>
          <table:table-cell table:number-columns-repeated="1005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4"/>
          <table:table-cell office:value-type="float" office:value="0.80793" calcext:value-type="float">
            <text:p>0.80793</text:p>
          </table:table-cell>
          <table:table-cell table:number-columns-repeated="1005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4"/>
          <table:table-cell office:value-type="float" office:value="0.821128" calcext:value-type="float">
            <text:p>0.821128</text:p>
          </table:table-cell>
          <table:table-cell table:number-columns-repeated="1005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4"/>
          <table:table-cell office:value-type="float" office:value="0.813495" calcext:value-type="float">
            <text:p>0.813495</text:p>
          </table:table-cell>
          <table:table-cell table:number-columns-repeated="1005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4"/>
          <table:table-cell office:value-type="float" office:value="0.820117" calcext:value-type="float">
            <text:p>0.820117</text:p>
          </table:table-cell>
          <table:table-cell table:number-columns-repeated="1005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4"/>
          <table:table-cell office:value-type="float" office:value="0.815377" calcext:value-type="float">
            <text:p>0.815377</text:p>
          </table:table-cell>
          <table:table-cell table:number-columns-repeated="1005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4"/>
          <table:table-cell office:value-type="float" office:value="0.816634" calcext:value-type="float">
            <text:p>0.816634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4"/>
          <table:table-cell table:formula="of:=MAX([.S3:.S62])" office:value-type="float" office:value="0.821128" calcext:value-type="float">
            <text:p>0.821128</text:p>
          </table:table-cell>
          <table:table-cell table:number-columns-repeated="5"/>
          <table:table-cell table:formula="of:=MAX([.Y3:.Y62])" office:value-type="float" office:value="0.799159" calcext:value-type="float">
            <text:p>0.799159</text:p>
          </table:table-cell>
          <table:table-cell table:formula="of:=MAX([.Z3:.Z62])" office:value-type="float" office:value="0.777359" calcext:value-type="float">
            <text:p>0.777359</text:p>
          </table:table-cell>
          <table:table-cell table:formula="of:=MAX([.AA3:.AA62])" office:value-type="float" office:value="0.693194" calcext:value-type="float">
            <text:p>0.693194</text:p>
          </table:table-cell>
          <table:table-cell table:number-columns-repeated="997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4.0126in" svg:y="0.542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988in" svg:y="6.1969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4157in" svg:y="11.134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5169in" svg:height="4.7906in" svg:x="16.7709in" svg:y="16.1724in">
            <draw:object draw:notify-on-update-of-ranges="'F1-mean f-AUC'.A3:'F1-mean f-AUC'.A42 'F1-mean f-AUC'.C2:'F1-mean f-AUC'.C2 'F1-mean f-AUC'.C3:'F1-mean f-AUC'.C52 'F1-mean f-AUC'.R2:'F1-mean f-AUC'.R2 'F1-mean f-AUC'.R3:'F1-mean f-AUC'.R52 'F1-mean f-AUC'.S2:'F1-mean f-AUC'.S2 'F1-mean f-AUC'.S3:'F1-mean f-AUC'.S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table:number-columns-repeated="997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formula="of:=([$'F1-mean'.X3]*[$'f-AUC'.X3])/([$'F1-mean'.X3]+[$'f-AUC'.X3])" office:value-type="float" office:value="0.311565287060156" calcext:value-type="float">
            <text:p>0.311565287060156</text:p>
          </table:table-cell>
          <table:table-cell table:formula="of:=([$'F1-mean'.Y3]*[$'f-AUC'.Y3])/([$'F1-mean'.Y3]+[$'f-AUC'.Y3])" office:value-type="float" office:value="0" calcext:value-type="float">
            <text:p>0</text:p>
          </table:table-cell>
          <table:table-cell table:formula="of:=([$'F1-mean'.Z3]*[$'f-AUC'.Z3])/([$'F1-mean'.Z3]+[$'f-AUC'.Z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formula="of:=([$'F1-mean'.X4]*[$'f-AUC'.X4])/([$'F1-mean'.X4]+[$'f-AUC'.X4])" office:value-type="float" office:value="0.34575570841994" calcext:value-type="float">
            <text:p>0.34575570841994</text:p>
          </table:table-cell>
          <table:table-cell table:formula="of:=([$'F1-mean'.Y4]*[$'f-AUC'.Y4])/([$'F1-mean'.Y4]+[$'f-AUC'.Y4])" office:value-type="float" office:value="0" calcext:value-type="float">
            <text:p>0</text:p>
          </table:table-cell>
          <table:table-cell table:formula="of:=([$'F1-mean'.Z4]*[$'f-AUC'.Z4])/([$'F1-mean'.Z4]+[$'f-AUC'.Z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formula="of:=([$'F1-mean'.X5]*[$'f-AUC'.X5])/([$'F1-mean'.X5]+[$'f-AUC'.X5])" office:value-type="float" office:value="0.351624631717846" calcext:value-type="float">
            <text:p>0.351624631717846</text:p>
          </table:table-cell>
          <table:table-cell table:formula="of:=([$'F1-mean'.Y5]*[$'f-AUC'.Y5])/([$'F1-mean'.Y5]+[$'f-AUC'.Y5])" office:value-type="float" office:value="0.30243820474187" calcext:value-type="float">
            <text:p>0.30243820474187</text:p>
          </table:table-cell>
          <table:table-cell table:formula="of:=([$'F1-mean'.Z5]*[$'f-AUC'.Z5])/([$'F1-mean'.Z5]+[$'f-AUC'.Z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formula="of:=([$'F1-mean'.X6]*[$'f-AUC'.X6])/([$'F1-mean'.X6]+[$'f-AUC'.X6])" office:value-type="float" office:value="0.353262409696064" calcext:value-type="float">
            <text:p>0.353262409696064</text:p>
          </table:table-cell>
          <table:table-cell table:formula="of:=([$'F1-mean'.Y6]*[$'f-AUC'.Y6])/([$'F1-mean'.Y6]+[$'f-AUC'.Y6])" office:value-type="float" office:value="0.317746521414673" calcext:value-type="float">
            <text:p>0.317746521414673</text:p>
          </table:table-cell>
          <table:table-cell table:formula="of:=([$'F1-mean'.Z6]*[$'f-AUC'.Z6])/([$'F1-mean'.Z6]+[$'f-AUC'.Z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formula="of:=([$'F1-mean'.X7]*[$'f-AUC'.X7])/([$'F1-mean'.X7]+[$'f-AUC'.X7])" office:value-type="float" office:value="0.356818462288754" calcext:value-type="float">
            <text:p>0.356818462288754</text:p>
          </table:table-cell>
          <table:table-cell table:formula="of:=([$'F1-mean'.Y7]*[$'f-AUC'.Y7])/([$'F1-mean'.Y7]+[$'f-AUC'.Y7])" office:value-type="float" office:value="0.334768503574872" calcext:value-type="float">
            <text:p>0.334768503574872</text:p>
          </table:table-cell>
          <table:table-cell table:formula="of:=([$'F1-mean'.Z7]*[$'f-AUC'.Z7])/([$'F1-mean'.Z7]+[$'f-AUC'.Z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formula="of:=([$'F1-mean'.X8]*[$'f-AUC'.X8])/([$'F1-mean'.X8]+[$'f-AUC'.X8])" office:value-type="float" office:value="0.353341136052686" calcext:value-type="float">
            <text:p>0.353341136052686</text:p>
          </table:table-cell>
          <table:table-cell table:formula="of:=([$'F1-mean'.Y8]*[$'f-AUC'.Y8])/([$'F1-mean'.Y8]+[$'f-AUC'.Y8])" office:value-type="float" office:value="0.333001790069164" calcext:value-type="float">
            <text:p>0.333001790069164</text:p>
          </table:table-cell>
          <table:table-cell table:formula="of:=([$'F1-mean'.Z8]*[$'f-AUC'.Z8])/([$'F1-mean'.Z8]+[$'f-AUC'.Z8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formula="of:=([$'F1-mean'.X9]*[$'f-AUC'.X9])/([$'F1-mean'.X9]+[$'f-AUC'.X9])" office:value-type="float" office:value="0.355567886727326" calcext:value-type="float">
            <text:p>0.355567886727326</text:p>
          </table:table-cell>
          <table:table-cell table:formula="of:=([$'F1-mean'.Y9]*[$'f-AUC'.Y9])/([$'F1-mean'.Y9]+[$'f-AUC'.Y9])" office:value-type="float" office:value="0.340600547940591" calcext:value-type="float">
            <text:p>0.340600547940591</text:p>
          </table:table-cell>
          <table:table-cell table:formula="of:=([$'F1-mean'.Z9]*[$'f-AUC'.Z9])/([$'F1-mean'.Z9]+[$'f-AUC'.Z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formula="of:=([$'F1-mean'.X10]*[$'f-AUC'.X10])/([$'F1-mean'.X10]+[$'f-AUC'.X10])" office:value-type="float" office:value="0.360225864147181" calcext:value-type="float">
            <text:p>0.360225864147181</text:p>
          </table:table-cell>
          <table:table-cell table:formula="of:=([$'F1-mean'.Y10]*[$'f-AUC'.Y10])/([$'F1-mean'.Y10]+[$'f-AUC'.Y10])" office:value-type="float" office:value="0.342136932439995" calcext:value-type="float">
            <text:p>0.342136932439995</text:p>
          </table:table-cell>
          <table:table-cell table:formula="of:=([$'F1-mean'.Z10]*[$'f-AUC'.Z10])/([$'F1-mean'.Z10]+[$'f-AUC'.Z10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formula="of:=([$'F1-mean'.X11]*[$'f-AUC'.X11])/([$'F1-mean'.X11]+[$'f-AUC'.X11])" office:value-type="float" office:value="0.359878637861667" calcext:value-type="float">
            <text:p>0.359878637861667</text:p>
          </table:table-cell>
          <table:table-cell table:formula="of:=([$'F1-mean'.Y11]*[$'f-AUC'.Y11])/([$'F1-mean'.Y11]+[$'f-AUC'.Y11])" office:value-type="float" office:value="0.345485096420416" calcext:value-type="float">
            <text:p>0.345485096420416</text:p>
          </table:table-cell>
          <table:table-cell table:formula="of:=([$'F1-mean'.Z11]*[$'f-AUC'.Z11])/([$'F1-mean'.Z11]+[$'f-AUC'.Z11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formula="of:=([$'F1-mean'.X12]*[$'f-AUC'.X12])/([$'F1-mean'.X12]+[$'f-AUC'.X12])" office:value-type="float" office:value="0.36350546469092" calcext:value-type="float">
            <text:p>0.36350546469092</text:p>
          </table:table-cell>
          <table:table-cell table:formula="of:=([$'F1-mean'.Y12]*[$'f-AUC'.Y12])/([$'F1-mean'.Y12]+[$'f-AUC'.Y12])" office:value-type="float" office:value="0.352065163385613" calcext:value-type="float">
            <text:p>0.352065163385613</text:p>
          </table:table-cell>
          <table:table-cell table:formula="of:=([$'F1-mean'.Z12]*[$'f-AUC'.Z12])/([$'F1-mean'.Z12]+[$'f-AUC'.Z12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formula="of:=([$'F1-mean'.X13]*[$'f-AUC'.X13])/([$'F1-mean'.X13]+[$'f-AUC'.X13])" office:value-type="float" office:value="0.35797205702295" calcext:value-type="float">
            <text:p>0.35797205702295</text:p>
          </table:table-cell>
          <table:table-cell table:formula="of:=([$'F1-mean'.Y13]*[$'f-AUC'.Y13])/([$'F1-mean'.Y13]+[$'f-AUC'.Y13])" office:value-type="float" office:value="0.352923276570545" calcext:value-type="float">
            <text:p>0.352923276570545</text:p>
          </table:table-cell>
          <table:table-cell table:formula="of:=([$'F1-mean'.Z13]*[$'f-AUC'.Z13])/([$'F1-mean'.Z13]+[$'f-AUC'.Z1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formula="of:=([$'F1-mean'.X14]*[$'f-AUC'.X14])/([$'F1-mean'.X14]+[$'f-AUC'.X14])" office:value-type="float" office:value="0.358003749904516" calcext:value-type="float">
            <text:p>0.358003749904516</text:p>
          </table:table-cell>
          <table:table-cell table:formula="of:=([$'F1-mean'.Y14]*[$'f-AUC'.Y14])/([$'F1-mean'.Y14]+[$'f-AUC'.Y14])" office:value-type="float" office:value="0.350739077559631" calcext:value-type="float">
            <text:p>0.350739077559631</text:p>
          </table:table-cell>
          <table:table-cell table:formula="of:=([$'F1-mean'.Z14]*[$'f-AUC'.Z14])/([$'F1-mean'.Z14]+[$'f-AUC'.Z1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formula="of:=([$'F1-mean'.X15]*[$'f-AUC'.X15])/([$'F1-mean'.X15]+[$'f-AUC'.X15])" office:value-type="float" office:value="0.366554250325662" calcext:value-type="float">
            <text:p>0.366554250325662</text:p>
          </table:table-cell>
          <table:table-cell table:formula="of:=([$'F1-mean'.Y15]*[$'f-AUC'.Y15])/([$'F1-mean'.Y15]+[$'f-AUC'.Y15])" office:value-type="float" office:value="0.358010365516631" calcext:value-type="float">
            <text:p>0.358010365516631</text:p>
          </table:table-cell>
          <table:table-cell table:formula="of:=([$'F1-mean'.Z15]*[$'f-AUC'.Z15])/([$'F1-mean'.Z15]+[$'f-AUC'.Z1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formula="of:=([$'F1-mean'.X16]*[$'f-AUC'.X16])/([$'F1-mean'.X16]+[$'f-AUC'.X16])" office:value-type="float" office:value="0.35792573214365" calcext:value-type="float">
            <text:p>0.35792573214365</text:p>
          </table:table-cell>
          <table:table-cell table:formula="of:=([$'F1-mean'.Y16]*[$'f-AUC'.Y16])/([$'F1-mean'.Y16]+[$'f-AUC'.Y16])" office:value-type="float" office:value="0.354622713371981" calcext:value-type="float">
            <text:p>0.354622713371981</text:p>
          </table:table-cell>
          <table:table-cell table:formula="of:=([$'F1-mean'.Z16]*[$'f-AUC'.Z16])/([$'F1-mean'.Z16]+[$'f-AUC'.Z1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formula="of:=([$'F1-mean'.X17]*[$'f-AUC'.X17])/([$'F1-mean'.X17]+[$'f-AUC'.X17])" office:value-type="float" office:value="0.364639070771409" calcext:value-type="float">
            <text:p>0.364639070771409</text:p>
          </table:table-cell>
          <table:table-cell table:formula="of:=([$'F1-mean'.Y17]*[$'f-AUC'.Y17])/([$'F1-mean'.Y17]+[$'f-AUC'.Y17])" office:value-type="float" office:value="0.359266956721044" calcext:value-type="float">
            <text:p>0.359266956721044</text:p>
          </table:table-cell>
          <table:table-cell table:formula="of:=([$'F1-mean'.Z17]*[$'f-AUC'.Z17])/([$'F1-mean'.Z17]+[$'f-AUC'.Z1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formula="of:=([$'F1-mean'.X18]*[$'f-AUC'.X18])/([$'F1-mean'.X18]+[$'f-AUC'.X18])" office:value-type="float" office:value="0.362078426915677" calcext:value-type="float">
            <text:p>0.362078426915677</text:p>
          </table:table-cell>
          <table:table-cell table:formula="of:=([$'F1-mean'.Y18]*[$'f-AUC'.Y18])/([$'F1-mean'.Y18]+[$'f-AUC'.Y18])" office:value-type="float" office:value="0.358223183979964" calcext:value-type="float">
            <text:p>0.358223183979964</text:p>
          </table:table-cell>
          <table:table-cell table:formula="of:=([$'F1-mean'.Z18]*[$'f-AUC'.Z18])/([$'F1-mean'.Z18]+[$'f-AUC'.Z18])" office:value-type="float" office:value="0.215820140753973" calcext:value-type="float">
            <text:p>0.215820140753973</text:p>
          </table:table-cell>
          <table:table-cell table:number-columns-repeated="998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formula="of:=([$'F1-mean'.X19]*[$'f-AUC'.X19])/([$'F1-mean'.X19]+[$'f-AUC'.X19])" office:value-type="float" office:value="0.358147713475678" calcext:value-type="float">
            <text:p>0.358147713475678</text:p>
          </table:table-cell>
          <table:table-cell table:formula="of:=([$'F1-mean'.Y19]*[$'f-AUC'.Y19])/([$'F1-mean'.Y19]+[$'f-AUC'.Y19])" office:value-type="float" office:value="0.363390882715025" calcext:value-type="float">
            <text:p>0.363390882715025</text:p>
          </table:table-cell>
          <table:table-cell table:formula="of:=([$'F1-mean'.Z19]*[$'f-AUC'.Z19])/([$'F1-mean'.Z19]+[$'f-AUC'.Z19])" office:value-type="float" office:value="0.286030752281571" calcext:value-type="float">
            <text:p>0.286030752281571</text:p>
          </table:table-cell>
          <table:table-cell table:number-columns-repeated="998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formula="of:=([$'F1-mean'.X20]*[$'f-AUC'.X20])/([$'F1-mean'.X20]+[$'f-AUC'.X20])" office:value-type="float" office:value="0.361026219733639" calcext:value-type="float">
            <text:p>0.361026219733639</text:p>
          </table:table-cell>
          <table:table-cell table:formula="of:=([$'F1-mean'.Y20]*[$'f-AUC'.Y20])/([$'F1-mean'.Y20]+[$'f-AUC'.Y20])" office:value-type="float" office:value="0.363140095156266" calcext:value-type="float">
            <text:p>0.363140095156266</text:p>
          </table:table-cell>
          <table:table-cell table:formula="of:=([$'F1-mean'.Z20]*[$'f-AUC'.Z20])/([$'F1-mean'.Z20]+[$'f-AUC'.Z20])" office:value-type="float" office:value="0.314057175885315" calcext:value-type="float">
            <text:p>0.314057175885315</text:p>
          </table:table-cell>
          <table:table-cell table:number-columns-repeated="998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formula="of:=([$'F1-mean'.X21]*[$'f-AUC'.X21])/([$'F1-mean'.X21]+[$'f-AUC'.X21])" office:value-type="float" office:value="0.362512530021678" calcext:value-type="float">
            <text:p>0.362512530021678</text:p>
          </table:table-cell>
          <table:table-cell table:formula="of:=([$'F1-mean'.Y21]*[$'f-AUC'.Y21])/([$'F1-mean'.Y21]+[$'f-AUC'.Y21])" office:value-type="float" office:value="0.363039546782504" calcext:value-type="float">
            <text:p>0.363039546782504</text:p>
          </table:table-cell>
          <table:table-cell table:formula="of:=([$'F1-mean'.Z21]*[$'f-AUC'.Z21])/([$'F1-mean'.Z21]+[$'f-AUC'.Z21])" office:value-type="float" office:value="0.322955863843396" calcext:value-type="float">
            <text:p>0.322955863843396</text:p>
          </table:table-cell>
          <table:table-cell table:number-columns-repeated="998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formula="of:=([$'F1-mean'.X22]*[$'f-AUC'.X22])/([$'F1-mean'.X22]+[$'f-AUC'.X22])" office:value-type="float" office:value="0.366019949381406" calcext:value-type="float">
            <text:p>0.366019949381406</text:p>
          </table:table-cell>
          <table:table-cell table:formula="of:=([$'F1-mean'.Y22]*[$'f-AUC'.Y22])/([$'F1-mean'.Y22]+[$'f-AUC'.Y22])" office:value-type="float" office:value="0.365166950857656" calcext:value-type="float">
            <text:p>0.365166950857656</text:p>
          </table:table-cell>
          <table:table-cell table:formula="of:=([$'F1-mean'.Z22]*[$'f-AUC'.Z22])/([$'F1-mean'.Z22]+[$'f-AUC'.Z22])" office:value-type="float" office:value="0.329718088115313" calcext:value-type="float">
            <text:p>0.329718088115313</text:p>
          </table:table-cell>
          <table:table-cell table:number-columns-repeated="998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formula="of:=([$'F1-mean'.X23]*[$'f-AUC'.X23])/([$'F1-mean'.X23]+[$'f-AUC'.X23])" office:value-type="float" office:value="0.359034883784533" calcext:value-type="float">
            <text:p>0.359034883784533</text:p>
          </table:table-cell>
          <table:table-cell table:formula="of:=([$'F1-mean'.Y23]*[$'f-AUC'.Y23])/([$'F1-mean'.Y23]+[$'f-AUC'.Y23])" office:value-type="float" office:value="0.368396569040375" calcext:value-type="float">
            <text:p>0.368396569040375</text:p>
          </table:table-cell>
          <table:table-cell table:formula="of:=([$'F1-mean'.Z23]*[$'f-AUC'.Z23])/([$'F1-mean'.Z23]+[$'f-AUC'.Z23])" office:value-type="float" office:value="0.333547560181228" calcext:value-type="float">
            <text:p>0.333547560181228</text:p>
          </table:table-cell>
          <table:table-cell table:number-columns-repeated="998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formula="of:=([$'F1-mean'.X24]*[$'f-AUC'.X24])/([$'F1-mean'.X24]+[$'f-AUC'.X24])" office:value-type="float" office:value="0.361298714797294" calcext:value-type="float">
            <text:p>0.361298714797294</text:p>
          </table:table-cell>
          <table:table-cell table:formula="of:=([$'F1-mean'.Y24]*[$'f-AUC'.Y24])/([$'F1-mean'.Y24]+[$'f-AUC'.Y24])" office:value-type="float" office:value="0.362464235734321" calcext:value-type="float">
            <text:p>0.362464235734321</text:p>
          </table:table-cell>
          <table:table-cell table:formula="of:=([$'F1-mean'.Z24]*[$'f-AUC'.Z24])/([$'F1-mean'.Z24]+[$'f-AUC'.Z24])" office:value-type="float" office:value="0.332053899759192" calcext:value-type="float">
            <text:p>0.332053899759192</text:p>
          </table:table-cell>
          <table:table-cell table:number-columns-repeated="998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formula="of:=([$'F1-mean'.X25]*[$'f-AUC'.X25])/([$'F1-mean'.X25]+[$'f-AUC'.X25])" office:value-type="float" office:value="0.364008489568652" calcext:value-type="float">
            <text:p>0.364008489568652</text:p>
          </table:table-cell>
          <table:table-cell table:formula="of:=([$'F1-mean'.Y25]*[$'f-AUC'.Y25])/([$'F1-mean'.Y25]+[$'f-AUC'.Y25])" office:value-type="float" office:value="0.367988309381139" calcext:value-type="float">
            <text:p>0.367988309381139</text:p>
          </table:table-cell>
          <table:table-cell table:formula="of:=([$'F1-mean'.Z25]*[$'f-AUC'.Z25])/([$'F1-mean'.Z25]+[$'f-AUC'.Z25])" office:value-type="float" office:value="0.33564858887384" calcext:value-type="float">
            <text:p>0.33564858887384</text:p>
          </table:table-cell>
          <table:table-cell table:number-columns-repeated="998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formula="of:=([$'F1-mean'.X26]*[$'f-AUC'.X26])/([$'F1-mean'.X26]+[$'f-AUC'.X26])" office:value-type="float" office:value="0.362008963765742" calcext:value-type="float">
            <text:p>0.362008963765742</text:p>
          </table:table-cell>
          <table:table-cell table:formula="of:=([$'F1-mean'.Y26]*[$'f-AUC'.Y26])/([$'F1-mean'.Y26]+[$'f-AUC'.Y26])" office:value-type="float" office:value="0.369915804763775" calcext:value-type="float">
            <text:p>0.369915804763775</text:p>
          </table:table-cell>
          <table:table-cell table:formula="of:=([$'F1-mean'.Z26]*[$'f-AUC'.Z26])/([$'F1-mean'.Z26]+[$'f-AUC'.Z26])" office:value-type="float" office:value="0.342800055865085" calcext:value-type="float">
            <text:p>0.342800055865085</text:p>
          </table:table-cell>
          <table:table-cell table:number-columns-repeated="998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formula="of:=([$'F1-mean'.X27]*[$'f-AUC'.X27])/([$'F1-mean'.X27]+[$'f-AUC'.X27])" office:value-type="float" office:value="0.359967429315815" calcext:value-type="float">
            <text:p>0.359967429315815</text:p>
          </table:table-cell>
          <table:table-cell table:formula="of:=([$'F1-mean'.Y27]*[$'f-AUC'.Y27])/([$'F1-mean'.Y27]+[$'f-AUC'.Y27])" office:value-type="float" office:value="0.36616878120128" calcext:value-type="float">
            <text:p>0.36616878120128</text:p>
          </table:table-cell>
          <table:table-cell table:formula="of:=([$'F1-mean'.Z27]*[$'f-AUC'.Z27])/([$'F1-mean'.Z27]+[$'f-AUC'.Z27])" office:value-type="float" office:value="0.337055839487288" calcext:value-type="float">
            <text:p>0.337055839487288</text:p>
          </table:table-cell>
          <table:table-cell table:number-columns-repeated="998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formula="of:=([$'F1-mean'.X28]*[$'f-AUC'.X28])/([$'F1-mean'.X28]+[$'f-AUC'.X28])" office:value-type="float" office:value="0.358861316218413" calcext:value-type="float">
            <text:p>0.358861316218413</text:p>
          </table:table-cell>
          <table:table-cell table:formula="of:=([$'F1-mean'.Y28]*[$'f-AUC'.Y28])/([$'F1-mean'.Y28]+[$'f-AUC'.Y28])" office:value-type="float" office:value="0.369217025788287" calcext:value-type="float">
            <text:p>0.369217025788287</text:p>
          </table:table-cell>
          <table:table-cell table:formula="of:=([$'F1-mean'.Z28]*[$'f-AUC'.Z28])/([$'F1-mean'.Z28]+[$'f-AUC'.Z28])" office:value-type="float" office:value="0.34237246379087" calcext:value-type="float">
            <text:p>0.34237246379087</text:p>
          </table:table-cell>
          <table:table-cell table:number-columns-repeated="998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formula="of:=([$'F1-mean'.X29]*[$'f-AUC'.X29])/([$'F1-mean'.X29]+[$'f-AUC'.X29])" office:value-type="float" office:value="0.355062202716655" calcext:value-type="float">
            <text:p>0.355062202716655</text:p>
          </table:table-cell>
          <table:table-cell table:formula="of:=([$'F1-mean'.Y29]*[$'f-AUC'.Y29])/([$'F1-mean'.Y29]+[$'f-AUC'.Y29])" office:value-type="float" office:value="0.366805610077304" calcext:value-type="float">
            <text:p>0.366805610077304</text:p>
          </table:table-cell>
          <table:table-cell table:formula="of:=([$'F1-mean'.Z29]*[$'f-AUC'.Z29])/([$'F1-mean'.Z29]+[$'f-AUC'.Z29])" office:value-type="float" office:value="0.344435850063984" calcext:value-type="float">
            <text:p>0.344435850063984</text:p>
          </table:table-cell>
          <table:table-cell table:number-columns-repeated="998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formula="of:=([$'F1-mean'.X30]*[$'f-AUC'.X30])/([$'F1-mean'.X30]+[$'f-AUC'.X30])" office:value-type="float" office:value="0.363853662035401" calcext:value-type="float">
            <text:p>0.363853662035401</text:p>
          </table:table-cell>
          <table:table-cell table:formula="of:=([$'F1-mean'.Y30]*[$'f-AUC'.Y30])/([$'F1-mean'.Y30]+[$'f-AUC'.Y30])" office:value-type="float" office:value="0.36082545016433" calcext:value-type="float">
            <text:p>0.36082545016433</text:p>
          </table:table-cell>
          <table:table-cell table:formula="of:=([$'F1-mean'.Z30]*[$'f-AUC'.Z30])/([$'F1-mean'.Z30]+[$'f-AUC'.Z30])" office:value-type="float" office:value="0.346840446519096" calcext:value-type="float">
            <text:p>0.346840446519096</text:p>
          </table:table-cell>
          <table:table-cell table:number-columns-repeated="998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formula="of:=([$'F1-mean'.X31]*[$'f-AUC'.X31])/([$'F1-mean'.X31]+[$'f-AUC'.X31])" office:value-type="float" office:value="0.362046635802669" calcext:value-type="float">
            <text:p>0.362046635802669</text:p>
          </table:table-cell>
          <table:table-cell table:formula="of:=([$'F1-mean'.Y31]*[$'f-AUC'.Y31])/([$'F1-mean'.Y31]+[$'f-AUC'.Y31])" office:value-type="float" office:value="0.366686793005092" calcext:value-type="float">
            <text:p>0.366686793005092</text:p>
          </table:table-cell>
          <table:table-cell table:formula="of:=([$'F1-mean'.Z31]*[$'f-AUC'.Z31])/([$'F1-mean'.Z31]+[$'f-AUC'.Z31])" office:value-type="float" office:value="0.337615958514265" calcext:value-type="float">
            <text:p>0.337615958514265</text:p>
          </table:table-cell>
          <table:table-cell table:number-columns-repeated="998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formula="of:=([$'F1-mean'.X32]*[$'f-AUC'.X32])/([$'F1-mean'.X32]+[$'f-AUC'.X32])" office:value-type="float" office:value="0.358077448017334" calcext:value-type="float">
            <text:p>0.358077448017334</text:p>
          </table:table-cell>
          <table:table-cell table:formula="of:=([$'F1-mean'.Y32]*[$'f-AUC'.Y32])/([$'F1-mean'.Y32]+[$'f-AUC'.Y32])" office:value-type="float" office:value="0.355843350644631" calcext:value-type="float">
            <text:p>0.355843350644631</text:p>
          </table:table-cell>
          <table:table-cell table:formula="of:=([$'F1-mean'.Z32]*[$'f-AUC'.Z32])/([$'F1-mean'.Z32]+[$'f-AUC'.Z32])" office:value-type="float" office:value="0.345521256631186" calcext:value-type="float">
            <text:p>0.345521256631186</text:p>
          </table:table-cell>
          <table:table-cell table:number-columns-repeated="998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formula="of:=([$'F1-mean'.X33]*[$'f-AUC'.X33])/([$'F1-mean'.X33]+[$'f-AUC'.X33])" office:value-type="float" office:value="0.356897528489164" calcext:value-type="float">
            <text:p>0.356897528489164</text:p>
          </table:table-cell>
          <table:table-cell table:formula="of:=([$'F1-mean'.Y33]*[$'f-AUC'.Y33])/([$'F1-mean'.Y33]+[$'f-AUC'.Y33])" office:value-type="float" office:value="0.365927099274876" calcext:value-type="float">
            <text:p>0.365927099274876</text:p>
          </table:table-cell>
          <table:table-cell table:formula="of:=([$'F1-mean'.Z33]*[$'f-AUC'.Z33])/([$'F1-mean'.Z33]+[$'f-AUC'.Z33])" office:value-type="float" office:value="0.350130607807912" calcext:value-type="float">
            <text:p>0.350130607807912</text:p>
          </table:table-cell>
          <table:table-cell table:number-columns-repeated="998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formula="of:=([$'F1-mean'.X34]*[$'f-AUC'.X34])/([$'F1-mean'.X34]+[$'f-AUC'.X34])" office:value-type="float" office:value="0.359090417613583" calcext:value-type="float">
            <text:p>0.359090417613583</text:p>
          </table:table-cell>
          <table:table-cell table:formula="of:=([$'F1-mean'.Y34]*[$'f-AUC'.Y34])/([$'F1-mean'.Y34]+[$'f-AUC'.Y34])" office:value-type="float" office:value="0.364850849396552" calcext:value-type="float">
            <text:p>0.364850849396552</text:p>
          </table:table-cell>
          <table:table-cell table:formula="of:=([$'F1-mean'.Z34]*[$'f-AUC'.Z34])/([$'F1-mean'.Z34]+[$'f-AUC'.Z34])" office:value-type="float" office:value="0.347527098900736" calcext:value-type="float">
            <text:p>0.347527098900736</text:p>
          </table:table-cell>
          <table:table-cell table:number-columns-repeated="998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float" office:value="0.371669999651345" calcext:value-type="float">
            <text:p>0.371669999651345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formula="of:=([$'F1-mean'.X35]*[$'f-AUC'.X35])/([$'F1-mean'.X35]+[$'f-AUC'.X35])" office:value-type="float" office:value="0.358534670151258" calcext:value-type="float">
            <text:p>0.358534670151258</text:p>
          </table:table-cell>
          <table:table-cell table:formula="of:=([$'F1-mean'.Y35]*[$'f-AUC'.Y35])/([$'F1-mean'.Y35]+[$'f-AUC'.Y35])" office:value-type="float" office:value="0.372897581977587" calcext:value-type="float">
            <text:p>0.372897581977587</text:p>
          </table:table-cell>
          <table:table-cell table:formula="of:=([$'F1-mean'.Z35]*[$'f-AUC'.Z35])/([$'F1-mean'.Z35]+[$'f-AUC'.Z35])" office:value-type="float" office:value="0.351331989920497" calcext:value-type="float">
            <text:p>0.351331989920497</text:p>
          </table:table-cell>
          <table:table-cell table:number-columns-repeated="998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float" office:value="0.382734404374813" calcext:value-type="float">
            <text:p>0.382734404374813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formula="of:=([$'F1-mean'.X36]*[$'f-AUC'.X36])/([$'F1-mean'.X36]+[$'f-AUC'.X36])" office:value-type="float" office:value="0.354128806061066" calcext:value-type="float">
            <text:p>0.354128806061066</text:p>
          </table:table-cell>
          <table:table-cell table:formula="of:=([$'F1-mean'.Y36]*[$'f-AUC'.Y36])/([$'F1-mean'.Y36]+[$'f-AUC'.Y36])" office:value-type="float" office:value="0.366171944071538" calcext:value-type="float">
            <text:p>0.366171944071538</text:p>
          </table:table-cell>
          <table:table-cell table:formula="of:=([$'F1-mean'.Z36]*[$'f-AUC'.Z36])/([$'F1-mean'.Z36]+[$'f-AUC'.Z36])" office:value-type="float" office:value="0.354226204263184" calcext:value-type="float">
            <text:p>0.354226204263184</text:p>
          </table:table-cell>
          <table:table-cell table:number-columns-repeated="998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float" office:value="0.380792527925884" calcext:value-type="float">
            <text:p>0.380792527925884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formula="of:=([$'F1-mean'.X37]*[$'f-AUC'.X37])/([$'F1-mean'.X37]+[$'f-AUC'.X37])" office:value-type="float" office:value="0.357305881936005" calcext:value-type="float">
            <text:p>0.357305881936005</text:p>
          </table:table-cell>
          <table:table-cell table:formula="of:=([$'F1-mean'.Y37]*[$'f-AUC'.Y37])/([$'F1-mean'.Y37]+[$'f-AUC'.Y37])" office:value-type="float" office:value="0.373139120709728" calcext:value-type="float">
            <text:p>0.373139120709728</text:p>
          </table:table-cell>
          <table:table-cell table:formula="of:=([$'F1-mean'.Z37]*[$'f-AUC'.Z37])/([$'F1-mean'.Z37]+[$'f-AUC'.Z37])" office:value-type="float" office:value="0.354780216675117" calcext:value-type="float">
            <text:p>0.354780216675117</text:p>
          </table:table-cell>
          <table:table-cell table:number-columns-repeated="998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float" office:value="0.383602299872935" calcext:value-type="float">
            <text:p>0.383602299872935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formula="of:=([$'F1-mean'.X38]*[$'f-AUC'.X38])/([$'F1-mean'.X38]+[$'f-AUC'.X38])" office:value-type="float" office:value="0.356632542953213" calcext:value-type="float">
            <text:p>0.356632542953213</text:p>
          </table:table-cell>
          <table:table-cell table:formula="of:=([$'F1-mean'.Y38]*[$'f-AUC'.Y38])/([$'F1-mean'.Y38]+[$'f-AUC'.Y38])" office:value-type="float" office:value="0.371501642833834" calcext:value-type="float">
            <text:p>0.371501642833834</text:p>
          </table:table-cell>
          <table:table-cell table:formula="of:=([$'F1-mean'.Z38]*[$'f-AUC'.Z38])/([$'F1-mean'.Z38]+[$'f-AUC'.Z38])" office:value-type="float" office:value="0.354807201805329" calcext:value-type="float">
            <text:p>0.354807201805329</text:p>
          </table:table-cell>
          <table:table-cell table:number-columns-repeated="998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float" office:value="0.38376410518223" calcext:value-type="float">
            <text:p>0.38376410518223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formula="of:=([$'F1-mean'.X39]*[$'f-AUC'.X39])/([$'F1-mean'.X39]+[$'f-AUC'.X39])" office:value-type="float" office:value="0.35510107355621" calcext:value-type="float">
            <text:p>0.35510107355621</text:p>
          </table:table-cell>
          <table:table-cell table:formula="of:=([$'F1-mean'.Y39]*[$'f-AUC'.Y39])/([$'F1-mean'.Y39]+[$'f-AUC'.Y39])" office:value-type="float" office:value="0.372773133327324" calcext:value-type="float">
            <text:p>0.372773133327324</text:p>
          </table:table-cell>
          <table:table-cell table:formula="of:=([$'F1-mean'.Z39]*[$'f-AUC'.Z39])/([$'F1-mean'.Z39]+[$'f-AUC'.Z39])" office:value-type="float" office:value="0.358290568922894" calcext:value-type="float">
            <text:p>0.358290568922894</text:p>
          </table:table-cell>
          <table:table-cell table:number-columns-repeated="998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float" office:value="0.374362052084343" calcext:value-type="float">
            <text:p>0.374362052084343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formula="of:=([$'F1-mean'.X40]*[$'f-AUC'.X40])/([$'F1-mean'.X40]+[$'f-AUC'.X40])" office:value-type="float" office:value="0.360593669538446" calcext:value-type="float">
            <text:p>0.360593669538446</text:p>
          </table:table-cell>
          <table:table-cell table:formula="of:=([$'F1-mean'.Y40]*[$'f-AUC'.Y40])/([$'F1-mean'.Y40]+[$'f-AUC'.Y40])" office:value-type="float" office:value="0.367078041289839" calcext:value-type="float">
            <text:p>0.367078041289839</text:p>
          </table:table-cell>
          <table:table-cell table:formula="of:=([$'F1-mean'.Z40]*[$'f-AUC'.Z40])/([$'F1-mean'.Z40]+[$'f-AUC'.Z40])" office:value-type="float" office:value="0.357394918638437" calcext:value-type="float">
            <text:p>0.357394918638437</text:p>
          </table:table-cell>
          <table:table-cell table:number-columns-repeated="998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float" office:value="0.385041261904361" calcext:value-type="float">
            <text:p>0.385041261904361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formula="of:=([$'F1-mean'.X41]*[$'f-AUC'.X41])/([$'F1-mean'.X41]+[$'f-AUC'.X41])" office:value-type="float" office:value="0.345447242612604" calcext:value-type="float">
            <text:p>0.345447242612604</text:p>
          </table:table-cell>
          <table:table-cell table:formula="of:=([$'F1-mean'.Y41]*[$'f-AUC'.Y41])/([$'F1-mean'.Y41]+[$'f-AUC'.Y41])" office:value-type="float" office:value="0.375016421279918" calcext:value-type="float">
            <text:p>0.375016421279918</text:p>
          </table:table-cell>
          <table:table-cell table:formula="of:=([$'F1-mean'.Z41]*[$'f-AUC'.Z41])/([$'F1-mean'.Z41]+[$'f-AUC'.Z41])" office:value-type="float" office:value="0.347371313830454" calcext:value-type="float">
            <text:p>0.347371313830454</text:p>
          </table:table-cell>
          <table:table-cell table:number-columns-repeated="998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float" office:value="0.379114674576008" calcext:value-type="float">
            <text:p>0.379114674576008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formula="of:=([$'F1-mean'.X42]*[$'f-AUC'.X42])/([$'F1-mean'.X42]+[$'f-AUC'.X42])" office:value-type="float" office:value="0.359911315052003" calcext:value-type="float">
            <text:p>0.359911315052003</text:p>
          </table:table-cell>
          <table:table-cell table:formula="of:=([$'F1-mean'.Y42]*[$'f-AUC'.Y42])/([$'F1-mean'.Y42]+[$'f-AUC'.Y42])" office:value-type="float" office:value="0.372162539462421" calcext:value-type="float">
            <text:p>0.372162539462421</text:p>
          </table:table-cell>
          <table:table-cell table:formula="of:=([$'F1-mean'.Z42]*[$'f-AUC'.Z42])/([$'F1-mean'.Z42]+[$'f-AUC'.Z42])" office:value-type="float" office:value="0.361183453742249" calcext:value-type="float">
            <text:p>0.361183453742249</text:p>
          </table:table-cell>
          <table:table-cell table:number-columns-repeated="998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4" office:value-type="string" calcext:value-type="string">
            <text:p>xxx</text:p>
          </table:table-cell>
          <table:table-cell table:formula="of:=([$'F1-mean'.S43]*[$'f-AUC'.S43])/([$'F1-mean'.S43]+[$'f-AUC'.S43])" office:value-type="float" office:value="0.381319075235046" calcext:value-type="float">
            <text:p>0.381319075235046</text:p>
          </table:table-cell>
          <table:table-cell table:number-columns-repeated="5" office:value-type="string" calcext:value-type="string">
            <text:p>xxx</text:p>
          </table:table-cell>
          <table:table-cell table:formula="of:=([$'F1-mean'.Y43]*[$'f-AUC'.Y43])/([$'F1-mean'.Y43]+[$'f-AUC'.Y43])" office:value-type="float" office:value="0.372399008279071" calcext:value-type="float">
            <text:p>0.372399008279071</text:p>
          </table:table-cell>
          <table:table-cell table:formula="of:=([$'F1-mean'.Z43]*[$'f-AUC'.Z43])/([$'F1-mean'.Z43]+[$'f-AUC'.Z43])" office:value-type="float" office:value="0.359435605017736" calcext:value-type="float">
            <text:p>0.359435605017736</text:p>
          </table:table-cell>
          <table:table-cell table:number-columns-repeated="998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4"/>
          <table:table-cell table:formula="of:=([$'F1-mean'.S44]*[$'f-AUC'.S44])/([$'F1-mean'.S44]+[$'f-AUC'.S44])" office:value-type="float" office:value="0.381375833147723" calcext:value-type="float">
            <text:p>0.381375833147723</text:p>
          </table:table-cell>
          <table:table-cell table:number-columns-repeated="5"/>
          <table:table-cell table:formula="of:=([$'F1-mean'.Y44]*[$'f-AUC'.Y44])/([$'F1-mean'.Y44]+[$'f-AUC'.Y44])" office:value-type="float" office:value="0.373546747764739" calcext:value-type="float">
            <text:p>0.373546747764739</text:p>
          </table:table-cell>
          <table:table-cell table:formula="of:=([$'F1-mean'.Z44]*[$'f-AUC'.Z44])/([$'F1-mean'.Z44]+[$'f-AUC'.Z44])" office:value-type="float" office:value="0.362473774374816" calcext:value-type="float">
            <text:p>0.362473774374816</text:p>
          </table:table-cell>
          <table:table-cell table:number-columns-repeated="998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4"/>
          <table:table-cell table:formula="of:=([$'F1-mean'.S45]*[$'f-AUC'.S45])/([$'F1-mean'.S45]+[$'f-AUC'.S45])" office:value-type="float" office:value="0.381796349606895" calcext:value-type="float">
            <text:p>0.381796349606895</text:p>
          </table:table-cell>
          <table:table-cell table:number-columns-repeated="5"/>
          <table:table-cell table:formula="of:=([$'F1-mean'.Y45]*[$'f-AUC'.Y45])/([$'F1-mean'.Y45]+[$'f-AUC'.Y45])" office:value-type="float" office:value="0.369802884674611" calcext:value-type="float">
            <text:p>0.369802884674611</text:p>
          </table:table-cell>
          <table:table-cell table:formula="of:=([$'F1-mean'.Z45]*[$'f-AUC'.Z45])/([$'F1-mean'.Z45]+[$'f-AUC'.Z45])" office:value-type="float" office:value="0.361604210989323" calcext:value-type="float">
            <text:p>0.361604210989323</text:p>
          </table:table-cell>
          <table:table-cell table:number-columns-repeated="998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4"/>
          <table:table-cell table:formula="of:=([$'F1-mean'.S46]*[$'f-AUC'.S46])/([$'F1-mean'.S46]+[$'f-AUC'.S46])" office:value-type="float" office:value="0.383429617721851" calcext:value-type="float">
            <text:p>0.383429617721851</text:p>
          </table:table-cell>
          <table:table-cell table:number-columns-repeated="5"/>
          <table:table-cell table:formula="of:=([$'F1-mean'.Y46]*[$'f-AUC'.Y46])/([$'F1-mean'.Y46]+[$'f-AUC'.Y46])" office:value-type="float" office:value="0.374261773705834" calcext:value-type="float">
            <text:p>0.374261773705834</text:p>
          </table:table-cell>
          <table:table-cell table:formula="of:=([$'F1-mean'.Z46]*[$'f-AUC'.Z46])/([$'F1-mean'.Z46]+[$'f-AUC'.Z46])" office:value-type="float" office:value="0.362374096497128" calcext:value-type="float">
            <text:p>0.362374096497128</text:p>
          </table:table-cell>
          <table:table-cell table:number-columns-repeated="998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4"/>
          <table:table-cell table:formula="of:=([$'F1-mean'.S47]*[$'f-AUC'.S47])/([$'F1-mean'.S47]+[$'f-AUC'.S47])" office:value-type="float" office:value="0.388067846402676" calcext:value-type="float">
            <text:p>0.388067846402676</text:p>
          </table:table-cell>
          <table:table-cell table:number-columns-repeated="5"/>
          <table:table-cell table:formula="of:=([$'F1-mean'.Y47]*[$'f-AUC'.Y47])/([$'F1-mean'.Y47]+[$'f-AUC'.Y47])" office:value-type="float" office:value="0.376771128958718" calcext:value-type="float">
            <text:p>0.376771128958718</text:p>
          </table:table-cell>
          <table:table-cell table:formula="of:=([$'F1-mean'.Z47]*[$'f-AUC'.Z47])/([$'F1-mean'.Z47]+[$'f-AUC'.Z47])" office:value-type="float" office:value="0.360451301990974" calcext:value-type="float">
            <text:p>0.360451301990974</text:p>
          </table:table-cell>
          <table:table-cell table:number-columns-repeated="998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4"/>
          <table:table-cell table:formula="of:=([$'F1-mean'.S48]*[$'f-AUC'.S48])/([$'F1-mean'.S48]+[$'f-AUC'.S48])" office:value-type="float" office:value="0.369729872006033" calcext:value-type="float">
            <text:p>0.369729872006033</text:p>
          </table:table-cell>
          <table:table-cell table:number-columns-repeated="5"/>
          <table:table-cell table:formula="of:=([$'F1-mean'.Y48]*[$'f-AUC'.Y48])/([$'F1-mean'.Y48]+[$'f-AUC'.Y48])" office:value-type="float" office:value="0.367850314729342" calcext:value-type="float">
            <text:p>0.367850314729342</text:p>
          </table:table-cell>
          <table:table-cell table:formula="of:=([$'F1-mean'.Z48]*[$'f-AUC'.Z48])/([$'F1-mean'.Z48]+[$'f-AUC'.Z48])" office:value-type="float" office:value="0.364856318748523" calcext:value-type="float">
            <text:p>0.364856318748523</text:p>
          </table:table-cell>
          <table:table-cell table:number-columns-repeated="998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4"/>
          <table:table-cell table:formula="of:=([$'F1-mean'.S49]*[$'f-AUC'.S49])/([$'F1-mean'.S49]+[$'f-AUC'.S49])" office:value-type="float" office:value="0.385725679859442" calcext:value-type="float">
            <text:p>0.385725679859442</text:p>
          </table:table-cell>
          <table:table-cell table:number-columns-repeated="5"/>
          <table:table-cell table:formula="of:=([$'F1-mean'.Y49]*[$'f-AUC'.Y49])/([$'F1-mean'.Y49]+[$'f-AUC'.Y49])" office:value-type="float" office:value="0.368421314109684" calcext:value-type="float">
            <text:p>0.368421314109684</text:p>
          </table:table-cell>
          <table:table-cell table:formula="of:=([$'F1-mean'.Z49]*[$'f-AUC'.Z49])/([$'F1-mean'.Z49]+[$'f-AUC'.Z49])" office:value-type="float" office:value="0.36373094272398" calcext:value-type="float">
            <text:p>0.36373094272398</text:p>
          </table:table-cell>
          <table:table-cell table:number-columns-repeated="998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4"/>
          <table:table-cell table:formula="of:=([$'F1-mean'.S50]*[$'f-AUC'.S50])/([$'F1-mean'.S50]+[$'f-AUC'.S50])" office:value-type="float" office:value="0.381384871128432" calcext:value-type="float">
            <text:p>0.381384871128432</text:p>
          </table:table-cell>
          <table:table-cell table:number-columns-repeated="5"/>
          <table:table-cell table:formula="of:=([$'F1-mean'.Y50]*[$'f-AUC'.Y50])/([$'F1-mean'.Y50]+[$'f-AUC'.Y50])" office:value-type="float" office:value="0.374906279481039" calcext:value-type="float">
            <text:p>0.374906279481039</text:p>
          </table:table-cell>
          <table:table-cell table:formula="of:=([$'F1-mean'.Z50]*[$'f-AUC'.Z50])/([$'F1-mean'.Z50]+[$'f-AUC'.Z50])" office:value-type="float" office:value="0.00411936736339579" calcext:value-type="float">
            <text:p>0.004119367363396</text:p>
          </table:table-cell>
          <table:table-cell table:number-columns-repeated="998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4"/>
          <table:table-cell table:formula="of:=([$'F1-mean'.S51]*[$'f-AUC'.S51])/([$'F1-mean'.S51]+[$'f-AUC'.S51])" office:value-type="float" office:value="0.38468340114152" calcext:value-type="float">
            <text:p>0.38468340114152</text:p>
          </table:table-cell>
          <table:table-cell table:number-columns-repeated="5"/>
          <table:table-cell table:formula="of:=([$'F1-mean'.Y51]*[$'f-AUC'.Y51])/([$'F1-mean'.Y51]+[$'f-AUC'.Y51])" office:value-type="float" office:value="0.37456701533667" calcext:value-type="float">
            <text:p>0.37456701533667</text:p>
          </table:table-cell>
          <table:table-cell table:formula="of:=([$'F1-mean'.Z51]*[$'f-AUC'.Z51])/([$'F1-mean'.Z51]+[$'f-AUC'.Z51])" office:value-type="float" office:value="0.00411936736339579" calcext:value-type="float">
            <text:p>0.004119367363396</text:p>
          </table:table-cell>
          <table:table-cell table:number-columns-repeated="998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4"/>
          <table:table-cell table:formula="of:=([$'F1-mean'.S52]*[$'f-AUC'.S52])/([$'F1-mean'.S52]+[$'f-AUC'.S52])" office:value-type="float" office:value="0.385098313083012" calcext:value-type="float">
            <text:p>0.385098313083012</text:p>
          </table:table-cell>
          <table:table-cell table:number-columns-repeated="5"/>
          <table:table-cell table:formula="of:=([$'F1-mean'.Y52]*[$'f-AUC'.Y52])/([$'F1-mean'.Y52]+[$'f-AUC'.Y52])" office:value-type="float" office:value="0.375138231686661" calcext:value-type="float">
            <text:p>0.375138231686661</text:p>
          </table:table-cell>
          <table:table-cell table:formula="of:=([$'F1-mean'.Z52]*[$'f-AUC'.Z52])/([$'F1-mean'.Z52]+[$'f-AUC'.Z52])" office:value-type="float" office:value="0.00411936736339579" calcext:value-type="float">
            <text:p>0.004119367363396</text:p>
          </table:table-cell>
          <table:table-cell table:number-columns-repeated="998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1005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10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14:55:08.636430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2-06T18:18:52.563382354</dc:date>
    <meta:editing-duration>P29DT20H55M14S</meta:editing-duration>
    <meta:editing-cycles>417</meta:editing-cycles>
    <meta:generator>LibreOffice/7.0.4.2$Linux_X86_64 LibreOffice_project/00$Build-2</meta:generator>
    <meta:document-statistic meta:table-count="3" meta:cell-count="379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0.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column-mapping="0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52 'f-AUC'.R2:'f-AUC'.S52" chart:data-source-has-labels="both" svg:x="0.422cm" svg:y="1.389cm" svg:width="17.948cm" svg:height="10.251cm">
          <chart:coordinate-region svg:x="1.334cm" svg:y="1.389cm" svg:width="17.036cm" svg:height="9.327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R3:'f-AUC'.R52" chart:label-cell-address="'f-AUC'.R2:'f-AUC'.R2" chart:class="chart:line">
            <chart:data-point chart:repeated="50"/>
          </chart:series>
          <chart:series chart:style-name="ch10" chart:values-cell-range-address="'f-AUC'.S3:'f-AUC'.S52" chart:label-cell-address="'f-AUC'.S2:'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706674">
                <text:p>0.706674</text:p>
                <draw:g>
                  <svg:desc>'f-AUC'.R3:'f-AUC'.R52</svg:desc>
                </draw:g>
              </table:table-cell>
              <table:table-cell office:value-type="float" office:value="0.677566">
                <text:p>0.677566</text:p>
                <draw:g>
                  <svg:desc>'f-AUC'.S3:'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0.811284">
                <text:p>0.811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0.815845">
                <text:p>0.815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0.806909">
                <text:p>0.8069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0.80937">
                <text:p>0.809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0.813784">
                <text:p>0.8137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0.80952">
                <text:p>0.809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0.812816">
                <text:p>0.812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0.801554">
                <text:p>0.801554</text:p>
              </table:table-cell>
            </table:table-row>
            <table:table-row>
              <table:table-cell office:value-type="string"/>
              <table:table-cell office:value-type="float" office:value="0.791699">
                <text:p>0.791699</text:p>
              </table:table-cell>
              <table:table-cell office:value-type="float" office:value="NaN">
                <text:p>NaN</text:p>
              </table:table-cell>
              <table:table-cell office:value-type="float" office:value="0.814596">
                <text:p>0.814596</text:p>
              </table:table-cell>
            </table:table-row>
            <table:table-row>
              <table:table-cell office:value-type="string"/>
              <table:table-cell office:value-type="float" office:value="0.795779">
                <text:p>0.795779</text:p>
              </table:table-cell>
              <table:table-cell office:value-type="float" office:value="NaN">
                <text:p>NaN</text:p>
              </table:table-cell>
              <table:table-cell office:value-type="float" office:value="0.811288">
                <text:p>0.811288</text:p>
              </table:table-cell>
            </table:table-row>
            <table:table-row>
              <table:table-cell office:value-type="string"/>
              <table:table-cell office:value-type="float" office:value="0.788598">
                <text:p>0.788598</text:p>
              </table:table-cell>
              <table:table-cell office:value-type="float" office:value="NaN">
                <text:p>NaN</text:p>
              </table:table-cell>
              <table:table-cell office:value-type="float" office:value="0.815086">
                <text:p>0.815086</text:p>
              </table:table-cell>
            </table:table-row>
            <table:table-row>
              <table:table-cell office:value-type="string"/>
              <table:table-cell office:value-type="float" office:value="0.786892">
                <text:p>0.786892</text:p>
              </table:table-cell>
              <table:table-cell office:value-type="float" office:value="NaN">
                <text:p>NaN</text:p>
              </table:table-cell>
              <table:table-cell office:value-type="float" office:value="0.815348">
                <text:p>0.815348</text:p>
              </table:table-cell>
            </table:table-row>
            <table:table-row>
              <table:table-cell office:value-type="string"/>
              <table:table-cell office:value-type="float" office:value="0.793497">
                <text:p>0.793497</text:p>
              </table:table-cell>
              <table:table-cell office:value-type="float" office:value="NaN">
                <text:p>NaN</text:p>
              </table:table-cell>
              <table:table-cell office:value-type="float" office:value="0.820506">
                <text:p>0.820506</text:p>
              </table:table-cell>
            </table:table-row>
            <table:table-row>
              <table:table-cell office:value-type="string"/>
              <table:table-cell office:value-type="float" office:value="0.794402">
                <text:p>0.794402</text:p>
              </table:table-cell>
              <table:table-cell office:value-type="float" office:value="NaN">
                <text:p>NaN</text:p>
              </table:table-cell>
              <table:table-cell office:value-type="float" office:value="0.819647">
                <text:p>0.819647</text:p>
              </table:table-cell>
            </table:table-row>
            <table:table-row>
              <table:table-cell office:value-type="string"/>
              <table:table-cell office:value-type="float" office:value="0.790352">
                <text:p>0.790352</text:p>
              </table:table-cell>
              <table:table-cell office:value-type="float" office:value="NaN">
                <text:p>NaN</text:p>
              </table:table-cell>
              <table:table-cell office:value-type="float" office:value="0.818996">
                <text:p>0.818996</text:p>
              </table:table-cell>
            </table:table-row>
            <table:table-row>
              <table:table-cell office:value-type="string"/>
              <table:table-cell office:value-type="float" office:value="0.793328">
                <text:p>0.793328</text:p>
              </table:table-cell>
              <table:table-cell office:value-type="float" office:value="NaN">
                <text:p>NaN</text:p>
              </table:table-cell>
              <table:table-cell office:value-type="float" office:value="0.815327">
                <text:p>0.815327</text:p>
              </table:table-cell>
            </table:table-row>
            <table:table-row>
              <table:table-cell office:value-type="string"/>
              <table:table-cell office:value-type="float" office:value="0.795617">
                <text:p>0.795617</text:p>
              </table:table-cell>
              <table:table-cell office:value-type="float" office:value="NaN">
                <text:p>NaN</text:p>
              </table:table-cell>
              <table:table-cell office:value-type="float" office:value="0.817474">
                <text:p>0.817474</text:p>
              </table:table-cell>
            </table:table-row>
            <table:table-row>
              <table:table-cell office:value-type="string"/>
              <table:table-cell office:value-type="float" office:value="0.785729">
                <text:p>0.785729</text:p>
              </table:table-cell>
              <table:table-cell office:value-type="float" office:value="NaN">
                <text:p>NaN</text:p>
              </table:table-cell>
              <table:table-cell office:value-type="float" office:value="0.817837">
                <text:p>0.8178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A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A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5" chart:maximum="0.8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27cm" svg:height="11.884cm" xlink:href=".." xlink:type="simple" chart:class="chart:line" chart:style-name="ch1">
        <chart:title svg:x="7.543cm" svg:y="0.373cm" chart:style-name="ch2">
          <text:p>v22_2 (2 vs 3 vs 4 lstm cells)</text:p>
        </chart:title>
        <chart:legend chart:legend-position="end" svg:x="18.804cm" svg:y="5.145cm" style:legend-expansion="high" chart:style-name="ch3"/>
        <chart:plot-area chart:style-name="ch4" table:cell-range-address="'f-AUC'.A3:'f-AUC'.A52 'f-AUC'.C2:'f-AUC'.C52 'f-AUC'.Y2:'f-AUC'.Z52" chart:data-source-has-labels="both" svg:x="0.422cm" svg:y="1.389cm" svg:width="17.96cm" svg:height="10.258cm">
          <chart:coordinate-region svg:x="1.334cm" svg:y="1.51cm" svg:width="17.048cm" svg:height="9.135cm"/>
          <chart:axis chart:dimension="x" chart:name="primary-x" chart:style-name="ch5" chartooo:axis-type="auto">
            <chartooo:date-scale/>
            <chart:categories table:cell-range-address="'f-AUC'.A3:'f-AUC'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Y3:'f-AUC'.Y52" chart:label-cell-address="'f-AUC'.Y2:'f-AUC'.Y2" chart:class="chart:line">
            <chart:data-point chart:repeated="50"/>
          </chart:series>
          <chart:series chart:style-name="ch10" chart:values-cell-range-address="'f-AUC'.Z3:'f-AUC'.Z52" chart:label-cell-address="'f-AUC'.Z2:'f-AUC'.Z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_3</text:p>
                <draw:g>
                  <svg:desc>'f-AUC'.Y2:'f-AUC'.Y2</svg:desc>
                </draw:g>
              </table:table-cell>
              <table:table-cell office:value-type="string">
                <text:p>V30_4</text:p>
                <draw:g>
                  <svg:desc>'f-AUC'.Z2:'f-AUC'.Z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5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652621">
                <text:p>0.652621</text:p>
                <draw:g>
                  <svg:desc>'f-AUC'.Y3:'f-AUC'.Y52</svg:desc>
                </draw:g>
              </table:table-cell>
              <table:table-cell office:value-type="float" office:value="0.586395">
                <text:p>0.586395</text:p>
                <draw:g>
                  <svg:desc>'f-AUC'.Z3:'f-AUC'.Z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661618">
                <text:p>0.661618</text:p>
              </table:table-cell>
              <table:table-cell office:value-type="float" office:value="0.611838">
                <text:p>0.611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682806">
                <text:p>0.682806</text:p>
              </table:table-cell>
              <table:table-cell office:value-type="float" office:value="0.624649">
                <text:p>0.6246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07481">
                <text:p>0.707481</text:p>
              </table:table-cell>
              <table:table-cell office:value-type="float" office:value="0.634375">
                <text:p>0.634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08444">
                <text:p>0.708444</text:p>
              </table:table-cell>
              <table:table-cell office:value-type="float" office:value="0.637898">
                <text:p>0.6378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31417">
                <text:p>0.731417</text:p>
              </table:table-cell>
              <table:table-cell office:value-type="float" office:value="0.644091">
                <text:p>0.644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16175">
                <text:p>0.716175</text:p>
              </table:table-cell>
              <table:table-cell office:value-type="float" office:value="0.644584">
                <text:p>0.6445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45185">
                <text:p>0.745185</text:p>
              </table:table-cell>
              <table:table-cell office:value-type="float" office:value="0.649002">
                <text:p>0.649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44637">
                <text:p>0.744637</text:p>
              </table:table-cell>
              <table:table-cell office:value-type="float" office:value="0.651586">
                <text:p>0.651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43388">
                <text:p>0.743388</text:p>
              </table:table-cell>
              <table:table-cell office:value-type="float" office:value="0.653131">
                <text:p>0.6531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42166">
                <text:p>0.742166</text:p>
              </table:table-cell>
              <table:table-cell office:value-type="float" office:value="0.656326">
                <text:p>0.6563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40447">
                <text:p>0.740447</text:p>
              </table:table-cell>
              <table:table-cell office:value-type="float" office:value="0.65842">
                <text:p>0.658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753421">
                <text:p>0.753421</text:p>
              </table:table-cell>
              <table:table-cell office:value-type="float" office:value="0.661783">
                <text:p>0.6617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7486">
                <text:p>0.7486</text:p>
              </table:table-cell>
              <table:table-cell office:value-type="float" office:value="0.665682">
                <text:p>0.6656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760876">
                <text:p>0.760876</text:p>
              </table:table-cell>
              <table:table-cell office:value-type="float" office:value="0.669827">
                <text:p>0.6698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764543">
                <text:p>0.764543</text:p>
              </table:table-cell>
              <table:table-cell office:value-type="float" office:value="0.678201">
                <text:p>0.6782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769535">
                <text:p>0.769535</text:p>
              </table:table-cell>
              <table:table-cell office:value-type="float" office:value="0.686267">
                <text:p>0.6862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769519">
                <text:p>0.769519</text:p>
              </table:table-cell>
              <table:table-cell office:value-type="float" office:value="0.694095">
                <text:p>0.6940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773657">
                <text:p>0.773657</text:p>
              </table:table-cell>
              <table:table-cell office:value-type="float" office:value="0.693761">
                <text:p>0.6937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7757">
                <text:p>0.7757</text:p>
              </table:table-cell>
              <table:table-cell office:value-type="float" office:value="0.695972">
                <text:p>0.6959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778064">
                <text:p>0.778064</text:p>
              </table:table-cell>
              <table:table-cell office:value-type="float" office:value="0.701002">
                <text:p>0.7010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784058">
                <text:p>0.784058</text:p>
              </table:table-cell>
              <table:table-cell office:value-type="float" office:value="0.695548">
                <text:p>0.6955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780511">
                <text:p>0.780511</text:p>
              </table:table-cell>
              <table:table-cell office:value-type="float" office:value="0.729297">
                <text:p>0.72929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783345">
                <text:p>0.783345</text:p>
              </table:table-cell>
              <table:table-cell office:value-type="float" office:value="0.727399">
                <text:p>0.7273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782773">
                <text:p>0.782773</text:p>
              </table:table-cell>
              <table:table-cell office:value-type="float" office:value="0.70377">
                <text:p>0.7037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785112">
                <text:p>0.785112</text:p>
              </table:table-cell>
              <table:table-cell office:value-type="float" office:value="0.714914">
                <text:p>0.7149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784446">
                <text:p>0.784446</text:p>
              </table:table-cell>
              <table:table-cell office:value-type="float" office:value="0.718049">
                <text:p>0.71804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783171">
                <text:p>0.783171</text:p>
              </table:table-cell>
              <table:table-cell office:value-type="float" office:value="0.732614">
                <text:p>0.7326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78529">
                <text:p>0.78529</text:p>
              </table:table-cell>
              <table:table-cell office:value-type="float" office:value="0.712156">
                <text:p>0.7121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787088">
                <text:p>0.787088</text:p>
              </table:table-cell>
              <table:table-cell office:value-type="float" office:value="0.722481">
                <text:p>0.72248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791331">
                <text:p>0.791331</text:p>
              </table:table-cell>
              <table:table-cell office:value-type="float" office:value="0.736144">
                <text:p>0.73614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790097">
                <text:p>0.790097</text:p>
              </table:table-cell>
              <table:table-cell office:value-type="float" office:value="0.728371">
                <text:p>0.72837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794739">
                <text:p>0.794739</text:p>
              </table:table-cell>
              <table:table-cell office:value-type="float" office:value="0.734706">
                <text:p>0.7347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793954">
                <text:p>0.793954</text:p>
              </table:table-cell>
              <table:table-cell office:value-type="float" office:value="0.741574">
                <text:p>0.74157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789974">
                <text:p>0.789974</text:p>
              </table:table-cell>
              <table:table-cell office:value-type="float" office:value="0.743493">
                <text:p>0.7434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794958">
                <text:p>0.794958</text:p>
              </table:table-cell>
              <table:table-cell office:value-type="float" office:value="0.745099">
                <text:p>0.7450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798803">
                <text:p>0.798803</text:p>
              </table:table-cell>
              <table:table-cell office:value-type="float" office:value="0.754515">
                <text:p>0.75451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783955">
                <text:p>0.783955</text:p>
              </table:table-cell>
              <table:table-cell office:value-type="float" office:value="0.759247">
                <text:p>0.75924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796435">
                <text:p>0.796435</text:p>
              </table:table-cell>
              <table:table-cell office:value-type="float" office:value="0.74723">
                <text:p>0.747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792368">
                <text:p>0.792368</text:p>
              </table:table-cell>
              <table:table-cell office:value-type="float" office:value="0.762467">
                <text:p>0.76246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91699">
                <text:p>0.791699</text:p>
              </table:table-cell>
              <table:table-cell office:value-type="float" office:value="0.796154">
                <text:p>0.796154</text:p>
              </table:table-cell>
              <table:table-cell office:value-type="float" office:value="0.757261">
                <text:p>0.75726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95779">
                <text:p>0.795779</text:p>
              </table:table-cell>
              <table:table-cell office:value-type="float" office:value="0.796403">
                <text:p>0.796403</text:p>
              </table:table-cell>
              <table:table-cell office:value-type="float" office:value="0.766111">
                <text:p>0.7661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88598">
                <text:p>0.788598</text:p>
              </table:table-cell>
              <table:table-cell office:value-type="float" office:value="0.79776">
                <text:p>0.79776</text:p>
              </table:table-cell>
              <table:table-cell office:value-type="float" office:value="0.764758">
                <text:p>0.76475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86892">
                <text:p>0.786892</text:p>
              </table:table-cell>
              <table:table-cell office:value-type="float" office:value="0.796652">
                <text:p>0.796652</text:p>
              </table:table-cell>
              <table:table-cell office:value-type="float" office:value="0.768344">
                <text:p>0.7683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793497">
                <text:p>0.793497</text:p>
              </table:table-cell>
              <table:table-cell office:value-type="float" office:value="0.799159">
                <text:p>0.799159</text:p>
              </table:table-cell>
              <table:table-cell office:value-type="float" office:value="0.760767">
                <text:p>0.76076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794402">
                <text:p>0.794402</text:p>
              </table:table-cell>
              <table:table-cell office:value-type="float" office:value="0.798836">
                <text:p>0.798836</text:p>
              </table:table-cell>
              <table:table-cell office:value-type="float" office:value="0.772749">
                <text:p>0.77274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90352">
                <text:p>0.790352</text:p>
              </table:table-cell>
              <table:table-cell office:value-type="float" office:value="0.785168">
                <text:p>0.785168</text:p>
              </table:table-cell>
              <table:table-cell office:value-type="float" office:value="0.777359">
                <text:p>0.77735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793328">
                <text:p>0.793328</text:p>
              </table:table-cell>
              <table:table-cell office:value-type="float" office:value="0.794908">
                <text:p>0.794908</text:p>
              </table:table-cell>
              <table:table-cell office:value-type="float" office:value="0.524126">
                <text:p>0.52412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795617">
                <text:p>0.795617</text:p>
              </table:table-cell>
              <table:table-cell office:value-type="float" office:value="0.796809">
                <text:p>0.796809</text:p>
              </table:table-cell>
              <table:table-cell office:value-type="float" office:value="0.524126">
                <text:p>0.5241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85729">
                <text:p>0.785729</text:p>
              </table:table-cell>
              <table:table-cell office:value-type="float" office:value="0.795705">
                <text:p>0.795705</text:p>
              </table:table-cell>
              <table:table-cell office:value-type="float" office:value="0.524126">
                <text:p>0.52412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3" chart:maximum="0.4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34cm" svg:height="12.169cm" xlink:href=".." xlink:type="simple" chart:class="chart:line" chart:column-mapping="0" chart:style-name="ch1">
        <chart:title svg:x="8.273cm" svg:y="0.379cm" chart:style-name="ch2">
          <text:p>v22 240x320 vs 480x640</text:p>
        </chart:title>
        <chart:legend chart:legend-position="end" svg:x="19.311cm" svg:y="5.287cm" style:legend-expansion="high" chart:style-name="ch3"/>
        <chart:plot-area chart:style-name="ch4" table:cell-range-address="'F1-mean f-AUC'.A3:'F1-mean f-AUC'.A42 'F1-mean f-AUC'.C2:'F1-mean f-AUC'.C52 'F1-mean f-AUC'.R2:'F1-mean f-AUC'.S52" chart:data-source-has-labels="both" svg:x="0.432cm" svg:y="1.401cm" svg:width="18.447cm" svg:height="10.525cm">
          <chart:coordinate-region svg:x="1.344cm" svg:y="1.522cm" svg:width="17.535cm" svg:height="9.40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52" chart:label-cell-address="'F1-mean f-AUC'.C2:'F1-mean f-AUC'.C2" chart:class="chart:line">
            <chart:data-point chart:repeated="50"/>
          </chart:series>
          <chart:series chart:style-name="ch9" chart:values-cell-range-address="'F1-mean f-AUC'.R3:'F1-mean f-AUC'.R52" chart:label-cell-address="'F1-mean f-AUC'.R2:'F1-mean f-AUC'.R2" chart:class="chart:line">
            <chart:data-point chart:repeated="50"/>
          </chart:series>
          <chart:series chart:style-name="ch10" chart:values-cell-range-address="'F1-mean f-AUC'.S3:'F1-mean f-AUC'.S52" chart:label-cell-address="'F1-mean f-AUC'.S2:'F1-mean 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5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52</svg:desc>
                </draw:g>
              </table:table-cell>
              <table:table-cell office:value-type="float" office:value="0">
                <text:p>0</text:p>
                <draw:g>
                  <svg:desc>'F1-mean f-AUC'.S3:'F1-mean 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0.371669999651345">
                <text:p>0.37166999965134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0.382734404374813">
                <text:p>0.3827344043748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0.380792527925884">
                <text:p>0.3807925279258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0.383602299872935">
                <text:p>0.3836022998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0.38376410518223">
                <text:p>0.383764105182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0.374362052084343">
                <text:p>0.3743620520843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0.385041261904361">
                <text:p>0.3850412619043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0.379114674576008">
                <text:p>0.379114674576008</text:p>
              </table:table-cell>
            </table:table-row>
            <table:table-row>
              <table:table-cell office:value-type="string"/>
              <table:table-cell office:value-type="float" office:value="0.374095811946172">
                <text:p>0.374095811946172</text:p>
              </table:table-cell>
              <table:table-cell office:value-type="float" office:value="NaN">
                <text:p>NaN</text:p>
              </table:table-cell>
              <table:table-cell office:value-type="float" office:value="0.381319075235046">
                <text:p>0.381319075235046</text:p>
              </table:table-cell>
            </table:table-row>
            <table:table-row>
              <table:table-cell office:value-type="string"/>
              <table:table-cell office:value-type="float" office:value="0.373902106782256">
                <text:p>0.373902106782256</text:p>
              </table:table-cell>
              <table:table-cell office:value-type="float" office:value="NaN">
                <text:p>NaN</text:p>
              </table:table-cell>
              <table:table-cell office:value-type="float" office:value="0.381375833147723">
                <text:p>0.381375833147723</text:p>
              </table:table-cell>
            </table:table-row>
            <table:table-row>
              <table:table-cell office:value-type="string"/>
              <table:table-cell office:value-type="float" office:value="0.365218568273169">
                <text:p>0.365218568273169</text:p>
              </table:table-cell>
              <table:table-cell office:value-type="float" office:value="NaN">
                <text:p>NaN</text:p>
              </table:table-cell>
              <table:table-cell office:value-type="float" office:value="0.381796349606895">
                <text:p>0.381796349606895</text:p>
              </table:table-cell>
            </table:table-row>
            <table:table-row>
              <table:table-cell office:value-type="string"/>
              <table:table-cell office:value-type="float" office:value="0.369801908758704">
                <text:p>0.369801908758704</text:p>
              </table:table-cell>
              <table:table-cell office:value-type="float" office:value="NaN">
                <text:p>NaN</text:p>
              </table:table-cell>
              <table:table-cell office:value-type="float" office:value="0.383429617721851">
                <text:p>0.383429617721851</text:p>
              </table:table-cell>
            </table:table-row>
            <table:table-row>
              <table:table-cell office:value-type="string"/>
              <table:table-cell office:value-type="float" office:value="0.373678500009001">
                <text:p>0.373678500009001</text:p>
              </table:table-cell>
              <table:table-cell office:value-type="float" office:value="NaN">
                <text:p>NaN</text:p>
              </table:table-cell>
              <table:table-cell office:value-type="float" office:value="0.388067846402676">
                <text:p>0.388067846402676</text:p>
              </table:table-cell>
            </table:table-row>
            <table:table-row>
              <table:table-cell office:value-type="string"/>
              <table:table-cell office:value-type="float" office:value="0.370139086482267">
                <text:p>0.370139086482267</text:p>
              </table:table-cell>
              <table:table-cell office:value-type="float" office:value="NaN">
                <text:p>NaN</text:p>
              </table:table-cell>
              <table:table-cell office:value-type="float" office:value="0.369729872006033">
                <text:p>0.369729872006033</text:p>
              </table:table-cell>
            </table:table-row>
            <table:table-row>
              <table:table-cell office:value-type="string"/>
              <table:table-cell office:value-type="float" office:value="0.370210510021684">
                <text:p>0.370210510021684</text:p>
              </table:table-cell>
              <table:table-cell office:value-type="float" office:value="NaN">
                <text:p>NaN</text:p>
              </table:table-cell>
              <table:table-cell office:value-type="float" office:value="0.385725679859442">
                <text:p>0.385725679859442</text:p>
              </table:table-cell>
            </table:table-row>
            <table:table-row>
              <table:table-cell office:value-type="string"/>
              <table:table-cell office:value-type="float" office:value="0.371942679718152">
                <text:p>0.371942679718152</text:p>
              </table:table-cell>
              <table:table-cell office:value-type="float" office:value="NaN">
                <text:p>NaN</text:p>
              </table:table-cell>
              <table:table-cell office:value-type="float" office:value="0.381384871128432">
                <text:p>0.381384871128432</text:p>
              </table:table-cell>
            </table:table-row>
            <table:table-row>
              <table:table-cell office:value-type="string"/>
              <table:table-cell office:value-type="float" office:value="0.367745466492185">
                <text:p>0.367745466492185</text:p>
              </table:table-cell>
              <table:table-cell office:value-type="float" office:value="NaN">
                <text:p>NaN</text:p>
              </table:table-cell>
              <table:table-cell office:value-type="float" office:value="0.38468340114152">
                <text:p>0.38468340114152</text:p>
              </table:table-cell>
            </table:table-row>
            <table:table-row>
              <table:table-cell office:value-type="string"/>
              <table:table-cell office:value-type="float" office:value="0.369413228365062">
                <text:p>0.369413228365062</text:p>
              </table:table-cell>
              <table:table-cell office:value-type="float" office:value="NaN">
                <text:p>NaN</text:p>
              </table:table-cell>
              <table:table-cell office:value-type="float" office:value="0.385098313083012">
                <text:p>0.385098313083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